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4" style:family="table-column">
      <style:table-column-properties fo:break-before="auto" style:column-width="73.56pt"/>
    </style:style>
    <style:style style:name="co5" style:family="table-column">
      <style:table-column-properties fo:break-before="auto" style:column-width="77.16pt"/>
    </style:style>
    <style:style style:name="co6" style:family="table-column">
      <style:table-column-properties fo:break-before="auto" style:column-width="133.54pt"/>
    </style:style>
    <style:style style:name="co7" style:family="table-column">
      <style:table-column-properties fo:break-before="auto" style:column-width="153.84pt"/>
    </style:style>
    <style:style style:name="co8" style:family="table-column">
      <style:table-column-properties fo:break-before="auto" style:column-width="34.7pt"/>
    </style:style>
    <style:style style:name="co9" style:family="table-column">
      <style:table-column-properties fo:break-before="auto" style:column-width="253.96pt"/>
    </style:style>
    <style:style style:name="co10" style:family="table-column">
      <style:table-column-properties fo:break-before="auto" style:column-width="78.94pt"/>
    </style:style>
    <style:style style:name="co11" style:family="table-column">
      <style:table-column-properties fo:break-before="auto" style:column-width="82.6pt"/>
    </style:style>
    <style:style style:name="co12" style:family="table-column">
      <style:table-column-properties fo:break-before="auto" style:column-width="75.66pt"/>
    </style:style>
    <style:style style:name="co13" style:family="table-column">
      <style:table-column-properties fo:break-before="auto" style:column-width="108.31pt"/>
    </style:style>
    <style:style style:name="co14" style:family="table-column">
      <style:table-column-properties fo:break-before="auto" style:column-width="56.35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9"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84" style:family="table-cell" style:parent-style-name="Default" style:data-style-name="N100">
      <style:table-cell-properties fo:border="0.06pt solid #000000"/>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45" style:family="table-cell" style:parent-style-name="Default">
      <style:table-cell-properties style:text-align-source="fix" style:repeat-content="false" fo:border="0.06pt solid #000000" style:vertical-align="middle"/>
      <style:paragraph-properties fo:text-align="center"/>
    </style:style>
    <style:style style:name="ce46" style:family="table-cell" style:parent-style-name="Default">
      <style:table-cell-properties fo:border="none"/>
      <style:text-properties fo:font-weight="normal" style:font-weight-asian="normal" style:font-weight-complex="normal"/>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49" style:family="table-cell" style:parent-style-name="Default">
      <style:table-cell-properties style:text-align-source="fix" style:repeat-content="false" fo:border="0.06pt solid #000000" style:vertical-align="middle"/>
      <style:paragraph-properties fo:text-align="start" fo:margin-left="0pt"/>
    </style:style>
    <style:style style:name="ce48" style:family="table-cell" style:parent-style-name="Default">
      <style:table-cell-properties fo:background-color="#ff3838" fo:border="0.06pt solid #000000"/>
    </style:style>
    <style:style style:name="ce51" style:family="table-cell" style:parent-style-name="Default">
      <style:text-properties fo:font-weight="normal" style:font-weight-asian="normal" style:font-weight-complex="normal"/>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style:style style:name="ce56" style:family="table-cell" style:parent-style-name="Default" style:data-style-name="N121">
      <style:table-cell-properties fo:border-bottom="none" style:text-align-source="fix" style:repeat-content="false" fo:border-left="0.06pt solid #000000" fo:border-right="0.06pt solid #000000" fo:border-top="0.06pt solid #000000"/>
      <style:paragraph-properties fo:text-align="center" fo:margin-left="0pt"/>
    </style:style>
    <style:style style:name="ce57" style:family="table-cell" style:parent-style-name="Default" style:data-style-name="N121">
      <style:table-cell-properties fo:border-bottom="none" fo:background-color="#5eb91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8" style:family="table-cell" style:parent-style-name="Default" style:data-style-name="N100">
      <style:table-cell-properties fo:border-bottom="none"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5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center" fo:margin-left="0pt"/>
    </style:style>
    <style:style style:name="ce6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ackground-color="#cccccc"/>
    </style:style>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86"/>
        <table:table-column table:style-name="co1" table:default-cell-style-name="Default"/>
        <table:table-column table:style-name="co1" table:number-columns-repeated="16" table:default-cell-style-name="ce86"/>
        <table:table-column table:style-name="co2" table:default-cell-style-name="ce86"/>
        <table:table-column table:style-name="co3" table:number-columns-repeated="1005" table:default-cell-style-name="ce86"/>
        <table:table-row table:style-name="ro1">
          <table:table-cell table:style-name="ce76"/>
          <table:table-cell table:style-name="ce87" table:number-columns-repeated="16"/>
          <table:table-cell table:style-name="ce100"/>
          <table:table-cell table:number-columns-repeated="1006"/>
        </table:table-row>
        <table:table-row table:style-name="ro2">
          <table:table-cell table:style-name="ce77"/>
          <table:table-cell table:style-name="ce88"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1006"/>
        </table:table-row>
        <table:table-row table:style-name="ro3">
          <table:table-cell table:style-name="ce77"/>
          <table:table-cell table:style-name="ce89"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9"/>
          <table:table-cell table:style-name="Default"/>
          <table:table-cell table:number-columns-repeated="996"/>
        </table:table-row>
        <table:table-row table:style-name="ro1">
          <table:table-cell table:style-name="ce3" office:value-type="string" calcext:value-type="string" table:number-columns-spanned="1" table:number-rows-spanned="5">
            <text:p>CH 1</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00</text:p>
          </table:table-cell>
          <table:table-cell table:style-name="ce84" office:value-type="string" calcext:value-type="string">
            <text:p>01</text:p>
          </table:table-cell>
          <table:table-cell table:style-name="ce84" office:value-type="string" calcext:value-type="string">
            <text:p>02</text:p>
          </table:table-cell>
          <table:table-cell table:style-name="ce84" office:value-type="string" calcext:value-type="string">
            <text:p>03</text:p>
          </table:table-cell>
          <table:table-cell table:style-name="ce84" office:value-type="string" calcext:value-type="string">
            <text:p>04</text:p>
          </table:table-cell>
          <table:table-cell table:style-name="ce84" office:value-type="string" calcext:value-type="string">
            <text:p>05</text:p>
          </table:table-cell>
          <table:table-cell table:style-name="ce84" office:value-type="string" calcext:value-type="string">
            <text:p>0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float" office:value="1000" calcext:value-type="float">
            <text:p>1000</text:p>
          </table:table-cell>
          <table:table-cell table:style-name="ce92" office:value-type="float" office:value="1001" calcext:value-type="float">
            <text:p>1001</text:p>
          </table:table-cell>
          <table:table-cell table:style-name="ce92" office:value-type="float" office:value="1002" calcext:value-type="float">
            <text:p>1002</text:p>
          </table:table-cell>
          <table:table-cell table:style-name="ce92" office:value-type="float" office:value="1003" calcext:value-type="float">
            <text:p>1003</text:p>
          </table:table-cell>
          <table:table-cell table:style-name="ce92" office:value-type="float" office:value="1004" calcext:value-type="float">
            <text:p>1004</text:p>
          </table:table-cell>
          <table:table-cell table:style-name="ce92" office:value-type="float" office:value="1005" calcext:value-type="float">
            <text:p>1005</text:p>
          </table:table-cell>
          <table:table-cell table:style-name="ce92" office:value-type="float" office:value="1006" calcext:value-type="float">
            <text:p>1006</text:p>
          </table:table-cell>
          <table:table-cell table:style-name="ce92" office:value-type="float" office:value="1007" calcext:value-type="float">
            <text:p>1007</text:p>
          </table:table-cell>
          <table:table-cell table:style-name="ce92" office:value-type="float" office:value="1008" calcext:value-type="float">
            <text:p>1008</text:p>
          </table:table-cell>
          <table:table-cell table:style-name="ce92" office:value-type="float" office:value="1009" calcext:value-type="float">
            <text:p>1009</text:p>
          </table:table-cell>
          <table:table-cell table:style-name="ce92" office:value-type="string" calcext:value-type="string">
            <text:p>100A</text:p>
          </table:table-cell>
          <table:table-cell table:style-name="ce99" office:value-type="string" calcext:value-type="string">
            <text:p>100B</text:p>
          </table:table-cell>
          <table:table-cell table:style-name="ce99" office:value-type="string" calcext:value-type="string">
            <text:p>100C</text:p>
          </table:table-cell>
          <table:table-cell table:style-name="ce99" office:value-type="string" calcext:value-type="string">
            <text:p>100D</text:p>
          </table:table-cell>
          <table:table-cell table:style-name="ce99" office:value-type="string" calcext:value-type="string">
            <text:p>100E</text:p>
          </table:table-cell>
          <table:table-cell table:style-name="ce99" office:value-type="string" calcext:value-type="string">
            <text:p>100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number-columns-repeated="2" table:style-name="ce84" office:value-type="string" calcext:value-type="string">
            <text:p>0-7F</text:p>
          </table:table-cell>
          <table:table-cell table:style-name="ce84" office:value-type="string" calcext:value-type="string">
            <text:p>0-FF</text:p>
          </table:table-cell>
          <table:table-cell table:style-name="ce84" office:value-type="string" calcext:value-type="string">
            <text:p>0-3F</text:p>
          </table:table-cell>
          <table:table-cell table:style-name="ce84" office:value-type="string" calcext:value-type="string">
            <text:p>0-255</text:p>
          </table:table-cell>
          <table:table-cell table:style-name="ce84" office:value-type="string" calcext:value-type="string">
            <text:p>FF</text:p>
          </table:table-cell>
          <table:table-cell table:style-name="ce84" office:value-type="string" calcext:value-type="string">
            <text:p>E0</text:p>
          </table:table-cell>
          <table:table-cell table:style-name="ce84" office:value-type="string" calcext:value-type="string">
            <text:p>1</text:p>
          </table:table-cell>
          <table:table-cell table:number-columns-repeated="3" table:style-name="ce84" office:value-type="string" calcext:value-type="string">
            <text:p>0</text:p>
          </table:table-cell>
          <table:table-cell table:style-name="ce84" table:number-columns-repeated="5"/>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Default" table:number-columns-repeated="15"/>
          <table:table-cell table:style-name="ce101"/>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2</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10</text:p>
          </table:table-cell>
          <table:table-cell table:style-name="ce84" office:value-type="string" calcext:value-type="string">
            <text:p>11</text:p>
          </table:table-cell>
          <table:table-cell table:style-name="ce84" office:value-type="string" calcext:value-type="string">
            <text:p>12</text:p>
          </table:table-cell>
          <table:table-cell table:style-name="ce84" office:value-type="string" calcext:value-type="string">
            <text:p>13</text:p>
          </table:table-cell>
          <table:table-cell table:style-name="ce84" office:value-type="string" calcext:value-type="string">
            <text:p>14</text:p>
          </table:table-cell>
          <table:table-cell table:style-name="ce84" office:value-type="string" calcext:value-type="string">
            <text:p>15</text:p>
          </table:table-cell>
          <table:table-cell table:style-name="ce84" office:value-type="string" calcext:value-type="string">
            <text:p>1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10</text:p>
          </table:table-cell>
          <table:table-cell table:style-name="ce92" office:value-type="string" calcext:value-type="string">
            <text:p>1011</text:p>
          </table:table-cell>
          <table:table-cell table:style-name="ce92" office:value-type="string" calcext:value-type="string">
            <text:p>1012</text:p>
          </table:table-cell>
          <table:table-cell table:style-name="ce92" office:value-type="string" calcext:value-type="string">
            <text:p>1013</text:p>
          </table:table-cell>
          <table:table-cell table:style-name="ce92" office:value-type="string" calcext:value-type="string">
            <text:p>1014</text:p>
          </table:table-cell>
          <table:table-cell table:style-name="ce92" office:value-type="string" calcext:value-type="string">
            <text:p>1015</text:p>
          </table:table-cell>
          <table:table-cell table:style-name="ce92" office:value-type="string" calcext:value-type="string">
            <text:p>1016</text:p>
          </table:table-cell>
          <table:table-cell table:style-name="ce92" office:value-type="string" calcext:value-type="string">
            <text:p>1017</text:p>
          </table:table-cell>
          <table:table-cell table:style-name="ce92" office:value-type="string" calcext:value-type="string">
            <text:p>1018</text:p>
          </table:table-cell>
          <table:table-cell table:style-name="ce92" office:value-type="string" calcext:value-type="string">
            <text:p>1019</text:p>
          </table:table-cell>
          <table:table-cell table:style-name="ce92" office:value-type="string" calcext:value-type="string">
            <text:p>101A</text:p>
          </table:table-cell>
          <table:table-cell table:style-name="ce99" office:value-type="string" calcext:value-type="string">
            <text:p>101B</text:p>
          </table:table-cell>
          <table:table-cell table:style-name="ce99" office:value-type="string" calcext:value-type="string">
            <text:p>101C</text:p>
          </table:table-cell>
          <table:table-cell table:style-name="ce99" office:value-type="string" calcext:value-type="string">
            <text:p>101D</text:p>
          </table:table-cell>
          <table:table-cell table:style-name="ce99" office:value-type="string" calcext:value-type="string">
            <text:p>101E</text:p>
          </table:table-cell>
          <table:table-cell table:style-name="ce99" office:value-type="string" calcext:value-type="string">
            <text:p>101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3</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20</text:p>
          </table:table-cell>
          <table:table-cell table:style-name="ce84" office:value-type="string" calcext:value-type="string">
            <text:p>21</text:p>
          </table:table-cell>
          <table:table-cell table:style-name="ce84" office:value-type="string" calcext:value-type="string">
            <text:p>22</text:p>
          </table:table-cell>
          <table:table-cell table:style-name="ce84" office:value-type="string" calcext:value-type="string">
            <text:p>23</text:p>
          </table:table-cell>
          <table:table-cell table:style-name="ce84" office:value-type="string" calcext:value-type="string">
            <text:p>24</text:p>
          </table:table-cell>
          <table:table-cell table:style-name="ce84" office:value-type="string" calcext:value-type="string">
            <text:p>25</text:p>
          </table:table-cell>
          <table:table-cell table:style-name="ce84" office:value-type="string" calcext:value-type="string">
            <text:p>2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20</text:p>
          </table:table-cell>
          <table:table-cell table:style-name="ce92" office:value-type="string" calcext:value-type="string">
            <text:p>1021</text:p>
          </table:table-cell>
          <table:table-cell table:style-name="ce92" office:value-type="string" calcext:value-type="string">
            <text:p>1022</text:p>
          </table:table-cell>
          <table:table-cell table:style-name="ce92" office:value-type="string" calcext:value-type="string">
            <text:p>1023</text:p>
          </table:table-cell>
          <table:table-cell table:style-name="ce92" office:value-type="string" calcext:value-type="string">
            <text:p>1024</text:p>
          </table:table-cell>
          <table:table-cell table:style-name="ce92" office:value-type="string" calcext:value-type="string">
            <text:p>1025</text:p>
          </table:table-cell>
          <table:table-cell table:style-name="ce92" office:value-type="string" calcext:value-type="string">
            <text:p>1026</text:p>
          </table:table-cell>
          <table:table-cell table:style-name="ce92" office:value-type="string" calcext:value-type="string">
            <text:p>1027</text:p>
          </table:table-cell>
          <table:table-cell table:style-name="ce92" office:value-type="string" calcext:value-type="string">
            <text:p>1028</text:p>
          </table:table-cell>
          <table:table-cell table:style-name="ce92" office:value-type="string" calcext:value-type="string">
            <text:p>1029</text:p>
          </table:table-cell>
          <table:table-cell table:style-name="ce92" office:value-type="string" calcext:value-type="string">
            <text:p>102A</text:p>
          </table:table-cell>
          <table:table-cell table:style-name="ce99" office:value-type="string" calcext:value-type="string">
            <text:p>102B</text:p>
          </table:table-cell>
          <table:table-cell table:style-name="ce99" office:value-type="string" calcext:value-type="string">
            <text:p>102C</text:p>
          </table:table-cell>
          <table:table-cell table:style-name="ce99" office:value-type="string" calcext:value-type="string">
            <text:p>102D</text:p>
          </table:table-cell>
          <table:table-cell table:style-name="ce99" office:value-type="string" calcext:value-type="string">
            <text:p>102E</text:p>
          </table:table-cell>
          <table:table-cell table:style-name="ce99" office:value-type="string" calcext:value-type="string">
            <text:p>102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4</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30</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30</text:p>
          </table:table-cell>
          <table:table-cell table:style-name="ce92" office:value-type="string" calcext:value-type="string">
            <text:p>1031</text:p>
          </table:table-cell>
          <table:table-cell table:style-name="ce92" office:value-type="string" calcext:value-type="string">
            <text:p>1032</text:p>
          </table:table-cell>
          <table:table-cell table:style-name="ce92" office:value-type="string" calcext:value-type="string">
            <text:p>1033</text:p>
          </table:table-cell>
          <table:table-cell table:style-name="ce92" office:value-type="string" calcext:value-type="string">
            <text:p>1034</text:p>
          </table:table-cell>
          <table:table-cell table:style-name="ce92" office:value-type="string" calcext:value-type="string">
            <text:p>1035</text:p>
          </table:table-cell>
          <table:table-cell table:style-name="ce92" office:value-type="string" calcext:value-type="string">
            <text:p>1036</text:p>
          </table:table-cell>
          <table:table-cell table:style-name="ce92" office:value-type="string" calcext:value-type="string">
            <text:p>1037</text:p>
          </table:table-cell>
          <table:table-cell table:style-name="ce92" office:value-type="string" calcext:value-type="string">
            <text:p>1038</text:p>
          </table:table-cell>
          <table:table-cell table:style-name="ce92" office:value-type="string" calcext:value-type="string">
            <text:p>1039</text:p>
          </table:table-cell>
          <table:table-cell table:style-name="ce92" office:value-type="string" calcext:value-type="string">
            <text:p>103A</text:p>
          </table:table-cell>
          <table:table-cell table:style-name="ce99" office:value-type="string" calcext:value-type="string">
            <text:p>103B</text:p>
          </table:table-cell>
          <table:table-cell table:style-name="ce99" office:value-type="string" calcext:value-type="string">
            <text:p>103C</text:p>
          </table:table-cell>
          <table:table-cell table:style-name="ce99" office:value-type="string" calcext:value-type="string">
            <text:p>103D</text:p>
          </table:table-cell>
          <table:table-cell table:style-name="ce99" office:value-type="string" calcext:value-type="string">
            <text:p>103E</text:p>
          </table:table-cell>
          <table:table-cell table:style-name="ce99" office:value-type="string" calcext:value-type="string">
            <text:p>103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6" office:value-type="string" calcext:value-type="string" table:number-columns-spanned="1" table:number-rows-spanned="6">
            <text:p>CH 5</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6</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7</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8</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MASTER</text:p>
          </table:table-cell>
          <table:table-cell table:style-name="ce90" office:value-type="string" calcext:value-type="string">
            <text:p>Description</text:p>
          </table:table-cell>
          <table:table-cell table:style-name="ce4" office:value-type="string" calcext:value-type="string">
            <text:p>DSP Flags</text:p>
          </table:table-cell>
          <table:table-cell table:style-name="ce4" office:value-type="string" calcext:value-type="string">
            <text:p>Key ON</text:p>
          </table:table-cell>
          <table:table-cell table:style-name="ce4" office:value-type="string" calcext:value-type="string">
            <text:p>Key OFF</text:p>
          </table:table-cell>
          <table:table-cell table:style-name="ce4" office:value-type="string" calcext:value-type="string">
            <text:p>Offset</text:p>
          </table:table-cell>
          <table:table-cell table:style-name="ce4" office:value-type="string" calcext:value-type="string">
            <text:p>Noise</text:p>
          </table:table-cell>
          <table:table-cell table:style-name="ce4" office:value-type="string" calcext:value-type="string">
            <text:p>Echo</text:p>
          </table:table-cell>
          <table:table-cell table:style-name="ce4" office:value-type="string" calcext:value-type="string">
            <text:p>Main Volume L</text:p>
          </table:table-cell>
          <table:table-cell table:style-name="ce4" office:value-type="string" calcext:value-type="string">
            <text:p>Main Volume R</text:p>
          </table:table-cell>
          <table:table-cell table:style-name="ce4" office:value-type="string" calcext:value-type="string">
            <text:p>Echo Vol L</text:p>
          </table:table-cell>
          <table:table-cell table:style-name="ce4" office:value-type="string" calcext:value-type="string">
            <text:p>Echo Vol R</text:p>
          </table:table-cell>
          <table:table-cell table:number-columns-repeated="6" table:style-name="ce98" office:value-type="string" calcext:value-type="string">
            <text:p>tbd</text:p>
          </table:table-cell>
          <table:table-cell table:number-columns-repeated="1006"/>
        </table:table-row>
        <table:table-row table:style-name="ro1">
          <table:covered-table-cell table:style-name="ce83"/>
          <table:table-cell table:style-name="ce90" office:value-type="string" calcext:value-type="string">
            <text:p>DSP register</text:p>
          </table:table-cell>
          <table:table-cell table:style-name="ce90" office:value-type="string" calcext:value-type="string">
            <text:p>6C</text:p>
          </table:table-cell>
          <table:table-cell table:style-name="ce90" office:value-type="string" calcext:value-type="string">
            <text:p>4C</text:p>
          </table:table-cell>
          <table:table-cell table:style-name="ce90" office:value-type="string" calcext:value-type="string">
            <text:p>5C</text:p>
          </table:table-cell>
          <table:table-cell table:style-name="ce90" office:value-type="string" calcext:value-type="string">
            <text:p>5D</text:p>
          </table:table-cell>
          <table:table-cell table:style-name="ce90" office:value-type="string" calcext:value-type="string">
            <text:p>3D</text:p>
          </table:table-cell>
          <table:table-cell table:style-name="ce90" office:value-type="string" calcext:value-type="string">
            <text:p>4D</text:p>
          </table:table-cell>
          <table:table-cell table:style-name="ce90" office:value-type="string" calcext:value-type="string">
            <text:p>0C</text:p>
          </table:table-cell>
          <table:table-cell table:style-name="ce90" office:value-type="string" calcext:value-type="string">
            <text:p>1C</text:p>
          </table:table-cell>
          <table:table-cell table:style-name="ce90" office:value-type="string" calcext:value-type="string">
            <text:p>2C</text:p>
          </table:table-cell>
          <table:table-cell table:style-name="ce90" office:value-type="string" calcext:value-type="string">
            <text:p>3C</text:p>
          </table:table-cell>
          <table:table-cell table:style-name="ce84" table:number-columns-repeated="6"/>
          <table:table-cell table:number-columns-repeated="1006"/>
        </table:table-row>
        <table:table-row table:style-name="ro1">
          <table:covered-table-cell table:style-name="ce9"/>
          <table:table-cell table:style-name="ce90" office:value-type="string" calcext:value-type="string">
            <text:p>RAM address</text:p>
          </table:table-cell>
          <table:table-cell table:style-name="ce92" office:value-type="string" calcext:value-type="string">
            <text:p>1080</text:p>
          </table:table-cell>
          <table:table-cell table:style-name="ce92" office:value-type="string" calcext:value-type="string">
            <text:p>1081</text:p>
          </table:table-cell>
          <table:table-cell table:style-name="ce92" office:value-type="string" calcext:value-type="string">
            <text:p>1082</text:p>
          </table:table-cell>
          <table:table-cell table:style-name="ce92" office:value-type="string" calcext:value-type="string">
            <text:p>1083</text:p>
          </table:table-cell>
          <table:table-cell table:style-name="ce92" office:value-type="string" calcext:value-type="string">
            <text:p>1084</text:p>
          </table:table-cell>
          <table:table-cell table:style-name="ce92" office:value-type="string" calcext:value-type="string">
            <text:p>1085</text:p>
          </table:table-cell>
          <table:table-cell table:style-name="ce92" office:value-type="string" calcext:value-type="string">
            <text:p>1086</text:p>
          </table:table-cell>
          <table:table-cell table:style-name="ce92" office:value-type="string" calcext:value-type="string">
            <text:p>1087</text:p>
          </table:table-cell>
          <table:table-cell table:style-name="ce92" office:value-type="string" calcext:value-type="string">
            <text:p>1088</text:p>
          </table:table-cell>
          <table:table-cell table:style-name="ce92" office:value-type="string" calcext:value-type="string">
            <text:p>1089</text:p>
          </table:table-cell>
          <table:table-cell table:style-name="ce99" office:value-type="string" calcext:value-type="string">
            <text:p>108A</text:p>
          </table:table-cell>
          <table:table-cell table:style-name="ce99" office:value-type="string" calcext:value-type="string">
            <text:p>108B</text:p>
          </table:table-cell>
          <table:table-cell table:style-name="ce99" office:value-type="string" calcext:value-type="string">
            <text:p>108C</text:p>
          </table:table-cell>
          <table:table-cell table:style-name="ce99" office:value-type="string" calcext:value-type="string">
            <text:p>108D</text:p>
          </table:table-cell>
          <table:table-cell table:style-name="ce99" office:value-type="string" calcext:value-type="string">
            <text:p>108E</text:p>
          </table:table-cell>
          <table:table-cell table:style-name="ce99" office:value-type="string" calcext:value-type="string">
            <text:p>108F</text:p>
          </table:table-cell>
          <table:table-cell table:number-columns-repeated="1006"/>
        </table:table-row>
        <table:table-row table:style-name="ro1">
          <table:covered-table-cell table:style-name="ce9"/>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9"/>
          <table:table-cell table:style-name="ce90" office:value-type="string" calcext:value-type="string">
            <text:p>default</text:p>
          </table:table-cell>
          <table:table-cell table:style-name="ce84"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number-rows-repeated="2">
          <table:table-cell table:style-name="ce77"/>
          <table:table-cell table:number-columns-repeated="16"/>
          <table:table-cell table:style-name="ce102"/>
          <table:table-cell table:number-columns-repeated="1006"/>
        </table:table-row>
        <table:table-row table:style-name="ro1">
          <table:table-cell table:style-name="ce85"/>
          <table:table-cell table:style-name="ce91"/>
          <table:table-cell table:style-name="ce97" table:number-columns-repeated="15"/>
          <table:table-cell table:style-name="ce105"/>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93"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4" table:default-cell-style-name="Default"/>
        <table:table-column table:style-name="co3" table:number-columns-repeated="2" table:default-cell-style-name="ce86"/>
        <table:table-column table:style-name="co13"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88"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93"/>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4"/>
          <table:table-cell table:style-name="ce41"/>
          <table:table-cell table:style-name="ce34"/>
          <table:table-cell table:style-name="ce93" table:number-columns-repeated="4"/>
          <table:table-cell table:style-name="ce34" table:number-columns-repeated="2"/>
        </table:table-row>
        <table:table-row table:style-name="ro4">
          <table:table-cell table:style-name="ce34"/>
          <table:table-cell table:style-name="ce89"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93"/>
          <table:table-cell table:style-name="ce33"/>
          <table:table-cell table:style-name="ce34" table:number-columns-repeated="11"/>
        </table:table-row>
        <table:table-row table:style-name="ro1">
          <table:table-cell table:style-name="ce34"/>
          <table:table-cell table:style-name="ce98" office:value-type="string" calcext:value-type="string">
            <text:p>Bank Number</text:p>
          </table:table-cell>
          <table:table-cell table:style-name="ce98" office:value-type="string" calcext:value-type="string">
            <text:p>Source File</text:p>
          </table:table-cell>
          <table:table-cell table:style-name="ce98" office:value-type="string" calcext:value-type="string">
            <text:p>Section Name</text:p>
          </table:table-cell>
          <table:table-cell table:style-name="ce98" office:value-type="string" calcext:value-type="string">
            <text:p>Origin</text:p>
          </table:table-cell>
          <table:table-cell table:style-name="ce98" office:value-type="string" calcext:value-type="string">
            <text:p>Size</text:p>
          </table:table-cell>
          <table:table-cell table:style-name="ce98" office:value-type="string" calcext:value-type="string">
            <text:p>Description</text:p>
          </table:table-cell>
          <table:table-cell table:style-name="ce98" office:value-type="string" calcext:value-type="string">
            <text:p>CPU Adr. Start</text:p>
          </table:table-cell>
          <table:table-cell table:style-name="ce98" office:value-type="string" calcext:value-type="string">
            <text:p>CPU Adr. End</text:p>
          </table:table-cell>
          <table:table-cell table:style-name="ce98" office:value-type="string" calcext:value-type="string">
            <text:p>ROM Adr. Start</text:p>
          </table:table-cell>
          <table:table-cell table:style-name="ce98" office:value-type="string" calcext:value-type="string">
            <text:p>ROM Adr. End</text:p>
          </table:table-cell>
          <table:table-cell table:style-name="ce98" office:value-type="string" calcext:value-type="string">
            <text:p>Code Size</text:p>
          </table:table-cell>
          <table:table-cell table:style-name="ce98" office:value-type="string" calcext:value-type="string">
            <text:p>Unused</text:p>
          </table:table-cell>
          <table:table-cell/>
          <table:table-cell table:style-name="ce93"/>
          <table:table-cell table:style-name="ce34" table:number-columns-repeated="12"/>
        </table:table-row>
        <table:table-row table:style-name="ro1">
          <table:table-cell table:style-name="ce34"/>
          <table:table-cell table:style-name="ce45" office:value-type="string" calcext:value-type="string" table:number-columns-spanned="1" table:number-rows-spanned="9">
            <text:p>ROM Bank 0</text:p>
          </table:table-cell>
          <table:table-cell table:style-name="ce90" office:value-type="string" calcext:value-type="string">
            <text:p>snes_init.asm</text:p>
          </table:table-cell>
          <table:table-cell table:style-name="ce90" office:value-type="string" calcext:value-type="string">
            <text:p>InitializeSNESCode</text:p>
          </table:table-cell>
          <table:table-cell table:style-name="ce90" office:value-type="string" calcext:value-type="string">
            <text:p>.org 1024 (forced)</text:p>
          </table:table-cell>
          <table:table-cell table:style-name="ce90" office:value-type="string" calcext:value-type="string">
            <text:p>150h</text:p>
          </table:table-cell>
          <table:table-cell table:style-name="ce90" office:value-type="string" calcext:value-type="string">
            <text:p>Initialization code for the SNES CPU and peripherals.</text:p>
          </table:table-cell>
          <table:table-cell table:style-name="ce83" office:value-type="string" calcext:value-type="string" table:number-columns-spanned="1" table:number-rows-spanned="9">
            <text:p>00:8000</text:p>
          </table:table-cell>
          <table:table-cell table:style-name="ce83" office:value-type="string" calcext:value-type="string" table:number-columns-spanned="1" table:number-rows-spanned="9">
            <text:p>00:FFFF</text:p>
          </table:table-cell>
          <table:table-cell table:style-name="ce83" office:value-type="string" calcext:value-type="string" table:number-columns-spanned="1" table:number-rows-spanned="9">
            <text:p>00:0000</text:p>
          </table:table-cell>
          <table:table-cell table:style-name="ce83" office:value-type="string" calcext:value-type="string" table:number-columns-spanned="1" table:number-rows-spanned="9">
            <text:p>00:7FFF</text:p>
          </table:table-cell>
          <table:table-cell table:style-name="ce45" office:value-type="string" calcext:value-type="string" table:number-columns-spanned="1" table:number-rows-spanned="9">
            <text:p>1CF0h</text:p>
            <text:p>7408 bytes</text:p>
          </table:table-cell>
          <table:table-cell table:style-name="ce45" office:value-type="string" calcext:value-type="string" table:number-columns-spanned="1" table:number-rows-spanned="9">
            <text:p>630Fh</text:p>
            <text:p>25359 bytes</text:p>
          </table:table-cell>
          <table:table-cell/>
          <table:table-cell table:style-name="ce93"/>
          <table:table-cell table:style-name="ce34" table:number-columns-repeated="12"/>
        </table:table-row>
        <table:table-row table:style-name="ro1">
          <table:table-cell table:style-name="ce34"/>
          <table:covered-table-cell table:style-name="ce90"/>
          <table:table-cell table:style-name="ce90" office:value-type="string" calcext:value-type="string">
            <text:p>main.asm</text:p>
          </table:table-cell>
          <table:table-cell table:style-name="ce90" office:value-type="string" calcext:value-type="string">
            <text:p>MainCode</text:p>
          </table:table-cell>
          <table:table-cell table:style-name="ce90" office:value-type="string" calcext:value-type="string">
            <text:p>.org 2048 (forced)</text:p>
          </table:table-cell>
          <table:table-cell table:style-name="ce49" office:value-type="string" calcext:value-type="string">
            <text:p>250h</text:p>
          </table:table-cell>
          <table:table-cell table:style-name="ce90" office:value-type="string" calcext:value-type="string">
            <text:p>Main routine</text:p>
          </table:table-cell>
          <table:covered-table-cell table:number-columns-repeated="4" table:style-name="ce9"/>
          <table:covered-table-cell table:number-columns-repeated="2" table:style-name="ce90"/>
          <table:table-cell/>
          <table:table-cell table:style-name="ce93"/>
          <table:table-cell table:style-name="ce34" table:number-columns-repeated="12"/>
        </table:table-row>
        <table:table-row table:style-name="ro1">
          <table:table-cell/>
          <table:covered-table-cell table:style-name="ce90"/>
          <table:table-cell table:style-name="ce90" office:value-type="string" calcext:value-type="string">
            <text:p>video_init.asm</text:p>
          </table:table-cell>
          <table:table-cell table:style-name="ce90" office:value-type="string" calcext:value-type="string">
            <text:p>DMAPaletteandVRAM</text:p>
          </table:table-cell>
          <table:table-cell table:style-name="ce90" office:value-type="string" calcext:value-type="string">
            <text:p>.org 3072 (forced)</text:p>
          </table:table-cell>
          <table:table-cell table:style-name="ce90" office:value-type="string" calcext:value-type="string">
            <text:p>50h</text:p>
          </table:table-cell>
          <table:table-cell table:style-name="ce90" office:value-type="string" calcext:value-type="string">
            <text:p>Initialization code for everything regarding video output.</text:p>
          </table:table-cell>
          <table:covered-table-cell table:number-columns-repeated="4" table:style-name="ce9"/>
          <table:covered-table-cell table:number-columns-repeated="2" table:style-name="ce90"/>
          <table:table-cell/>
          <table:table-cell table:style-name="ce93"/>
          <table:table-cell table:style-name="Default"/>
          <table:table-cell table:style-name="ce34" table:number-columns-repeated="3"/>
          <table:table-cell table:number-columns-repeated="8"/>
        </table:table-row>
        <table:table-row table:style-name="ro1">
          <table:table-cell table:style-name="ce35"/>
          <table:covered-table-cell table:style-name="ce90"/>
          <table:table-cell table:style-name="ce90" office:value-type="string" calcext:value-type="string">
            <text:p>dsp_stuff.asm</text:p>
          </table:table-cell>
          <table:table-cell table:style-name="ce90" office:value-type="string" calcext:value-type="string">
            <text:p>DSPstuff</text:p>
          </table:table-cell>
          <table:table-cell table:style-name="ce90" office:value-type="string" calcext:value-type="string">
            <text:p>.org 4096 (forced)</text:p>
          </table:table-cell>
          <table:table-cell table:style-name="ce90" office:value-type="string" calcext:value-type="string">
            <text:p>100h</text:p>
          </table:table-cell>
          <table:table-cell table:style-name="ce90" office:value-type="string" calcext:value-type="string">
            <text:p>Initialization and setup code for the APU.</text:p>
          </table:table-cell>
          <table:covered-table-cell table:number-columns-repeated="4" table:style-name="ce9"/>
          <table:covered-table-cell table:number-columns-repeated="2" table:style-name="ce90"/>
          <table:table-cell/>
          <table:table-cell table:style-name="ce93"/>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CharacterData</text:p>
          </table:table-cell>
          <table:table-cell table:style-name="ce90" office:value-type="string" calcext:value-type="string">
            <text:p>.org 5120 (forced)</text:p>
          </table:table-cell>
          <table:table-cell table:style-name="ce90" office:value-type="string" calcext:value-type="string">
            <text:p>800h</text:p>
          </table:table-cell>
          <table:table-cell table:style-name="ce90" office:value-type="string" calcext:value-type="string">
            <text:p>Character and Tilemap data</text:p>
          </table:table-cell>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32" table:number-columns-repeated="3"/>
          <table:table-cell table:number-columns-repeated="2"/>
        </table:table-row>
        <table:table-row table:style-name="ro1">
          <table:table-cell/>
          <table:covered-table-cell table:style-name="ce45"/>
          <table:table-cell table:style-name="ce90" office:value-type="string" calcext:value-type="string">
            <text:p>dsp_array_values_sim.asm</text:p>
          </table:table-cell>
          <table:table-cell table:style-name="ce90" office:value-type="string" calcext:value-type="string">
            <text:p>DSP_Value_Sim</text:p>
          </table:table-cell>
          <table:table-cell table:style-name="ce90" office:value-type="string" calcext:value-type="string">
            <text:p>.org 17408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VBlank</text:p>
          </table:table-cell>
          <table:table-cell table:style-name="ce90" office:value-type="string" calcext:value-type="string">
            <text:p>.org 8192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RAM_LOOP</text:p>
          </table:table-cell>
          <table:table-cell table:style-name="ce90" office:value-type="string" calcext:value-type="string">
            <text:p>.org 9216 (forced)</text:p>
          </table:table-cell>
          <table:table-cell table:style-name="ce90" office:value-type="string" calcext:value-type="string">
            <text:p>100h</text:p>
          </table:table-cell>
          <table:table-cell table:style-name="ce90"/>
          <table:covered-table-cell table:number-columns-repeated="6" table:style-name="ce90"/>
          <table:table-cell/>
          <table:table-cell table:style-name="ce93"/>
          <table:table-cell table:style-name="Default"/>
          <table:table-cell table:style-name="ce32" table:number-columns-repeated="3"/>
          <table:table-cell table:number-columns-repeated="3"/>
          <table:table-cell table:style-name="ce93" table:number-columns-repeated="2"/>
          <table:table-cell table:style-name="ce34"/>
          <table:table-cell table:number-columns-repeated="2"/>
        </table:table-row>
        <table:table-row table:style-name="ro1">
          <table:table-cell table:style-name="ce35"/>
          <table:covered-table-cell table:style-name="ce90"/>
          <table:table-cell table:style-name="ce90" office:value-type="string" calcext:value-type="string">
            <text:p>dsp_ram_routines.asm</text:p>
          </table:table-cell>
          <table:table-cell table:style-name="ce90" office:value-type="string" calcext:value-type="string">
            <text:p>DSP_RAM_routines</text:p>
          </table:table-cell>
          <table:table-cell table:style-name="ce90" office:value-type="string" calcext:value-type="string">
            <text:p>.org 10240 (forced)</text:p>
          </table:table-cell>
          <table:table-cell table:style-name="ce90" office:value-type="string" calcext:value-type="string">
            <text:p>E00h</text:p>
          </table:table-cell>
          <table:table-cell table:style-name="ce90"/>
          <table:covered-table-cell table:number-columns-repeated="6" table:style-name="ce90"/>
          <table:table-cell/>
          <table:table-cell table:style-name="ce93"/>
          <table:table-cell table:style-name="ce35"/>
          <table:table-cell table:style-name="ce93" table:number-columns-repeated="2"/>
          <table:table-cell table:style-name="ce34"/>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46" office:value-type="string" calcext:value-type="string">
            <text:p>controller_input.asm</text:p>
          </table:table-cell>
          <table:table-cell table:style-name="ce46" office:value-type="string" calcext:value-type="string">
            <text:p>Controller_Read_Routines</text:p>
          </table:table-cell>
          <table:table-cell table:style-name="ce46" office:value-type="string" calcext:value-type="string">
            <text:p>.org 14336 (forced)</text:p>
          </table:table-cell>
          <table:table-cell table:style-name="ce51"/>
          <table:table-cell table:number-columns-repeated="8"/>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46" office:value-type="string" calcext:value-type="string">
            <text:p>interface_data.asm</text:p>
          </table:table-cell>
          <table:table-cell table:style-name="ce46" office:value-type="string" calcext:value-type="string">
            <text:p>interface_data</text:p>
          </table:table-cell>
          <table:table-cell table:style-name="ce46" office:value-type="string" calcext:value-type="string">
            <text:p>.org 18432 (forced)</text:p>
          </table:table-cell>
          <table:table-cell table:style-name="ce51" office:value-type="string" calcext:value-type="string">
            <text:p>200h</text:p>
          </table:table-cell>
          <table:table-cell/>
          <table:table-cell table:style-name="ce39" table:number-columns-repeated="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0"/>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32" table:number-columns-repeated="3"/>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style-name="ce35"/>
          <table:table-cell/>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ce35"/>
          <table:table-cell table:style-name="ce93" table:number-columns-repeated="2"/>
          <table:table-cell table:style-name="ce40"/>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8" office:value-type="string" calcext:value-type="string">
            <text:p>Offset in Hex</text:p>
          </table:table-cell>
          <table:table-cell table:style-name="ce98" office:value-type="string" calcext:value-type="string">
            <text:p>Offset in Dec</text:p>
          </table:table-cell>
          <table:table-cell table:style-name="ce98" office:value-type="string" calcext:value-type="string">
            <text:p>Section Name</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0000h</text:p>
          </table:table-cell>
          <table:table-cell table:style-name="ce9" office:value-type="string" calcext:value-type="string">
            <text:p>0</text:p>
          </table:table-cell>
          <table:table-cell table:style-name="ce90"/>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1"/>
          <table:table-cell table:number-columns-repeated="2"/>
        </table:table-row>
        <table:table-row table:style-name="ro1">
          <table:table-cell table:number-columns-repeated="2"/>
          <table:table-cell table:style-name="ce9" office:value-type="string" calcext:value-type="string">
            <text:p>0400h</text:p>
          </table:table-cell>
          <table:table-cell table:style-name="ce9" office:value-type="string" calcext:value-type="string">
            <text:p>1024</text:p>
          </table:table-cell>
          <table:table-cell table:style-name="ce90" office:value-type="string" calcext:value-type="string">
            <text:p>InitializeSNESCode</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800h</text:p>
          </table:table-cell>
          <table:table-cell table:style-name="ce9" office:value-type="string" calcext:value-type="string">
            <text:p>2048</text:p>
          </table:table-cell>
          <table:table-cell table:style-name="ce90" office:value-type="string" calcext:value-type="string">
            <text:p>MainCode</text:p>
          </table:table-cell>
          <table:table-cell table:number-columns-repeated="2"/>
          <table:table-cell table:style-name="ce86"/>
          <table:table-cell table:style-name="ce93" table:number-columns-repeated="2"/>
          <table:table-cell table:style-name="ce40"/>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C00h</text:p>
          </table:table-cell>
          <table:table-cell table:style-name="ce9" office:value-type="string" calcext:value-type="string">
            <text:p>3072</text:p>
          </table:table-cell>
          <table:table-cell table:style-name="ce90" office:value-type="string" calcext:value-type="string">
            <text:p>DMAPaletteandVRAM</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41"/>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 office:value-type="string" calcext:value-type="string">
            <text:p>1000h</text:p>
          </table:table-cell>
          <table:table-cell table:style-name="ce9" office:value-type="string" calcext:value-type="string">
            <text:p>4096</text:p>
          </table:table-cell>
          <table:table-cell table:style-name="ce90" office:value-type="string" calcext:value-type="string">
            <text:p>DSPstuff</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1400h</text:p>
          </table:table-cell>
          <table:table-cell table:style-name="ce9"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800h</text:p>
          </table:table-cell>
          <table:table-cell table:style-name="ce9" office:value-type="string" calcext:value-type="string">
            <text:p>6144</text:p>
          </table:table-cell>
          <table:covered-table-cell table:style-name="ce90"/>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C00h</text:p>
          </table:table-cell>
          <table:table-cell table:style-name="ce9" office:value-type="string" calcext:value-type="string">
            <text:p>7168</text:p>
          </table:table-cell>
          <table:covered-table-cell table:style-name="ce90"/>
          <table:table-cell table:number-columns-repeated="2"/>
          <table:table-cell table:style-name="ce86"/>
          <table:table-cell table:style-name="ce93" table:number-columns-repeated="2"/>
          <table:table-cell table:style-name="ce41"/>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000h</text:p>
          </table:table-cell>
          <table:table-cell table:style-name="ce9" office:value-type="string" calcext:value-type="string">
            <text:p>8192</text:p>
          </table:table-cell>
          <table:table-cell table:style-name="ce90" office:value-type="string" calcext:value-type="string">
            <text:p>VBlank</text:p>
          </table:table-cell>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400h</text:p>
          </table:table-cell>
          <table:table-cell table:style-name="ce9" office:value-type="string" calcext:value-type="string">
            <text:p>9216</text:p>
          </table:table-cell>
          <table:table-cell table:style-name="ce90" office:value-type="string" calcext:value-type="string">
            <text:p>RAM_LOOP</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800h</text:p>
          </table:table-cell>
          <table:table-cell table:style-name="ce9" office:value-type="string" calcext:value-type="string">
            <text:p>10240</text:p>
          </table:table-cell>
          <table:table-cell table:style-name="ce49" office:value-type="string" calcext:value-type="string" table:number-columns-spanned="1" table:number-rows-spanned="4">
            <text:p>DSP_RAM_routines</text:p>
          </table:table-cell>
          <table:table-cell table:number-columns-repeated="2"/>
          <table:table-cell table:style-name="ce39"/>
          <table:table-cell table:style-name="ce93" table:number-columns-repeated="2"/>
          <table:table-cell table:style-name="ce34"/>
          <table:table-cell table:style-name="ce35" table:number-columns-repeated="2"/>
          <table:table-cell table:number-columns-repeated="2"/>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C00h</text:p>
          </table:table-cell>
          <table:table-cell table:style-name="ce9" office:value-type="string" calcext:value-type="string">
            <text:p>11264</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000h</text:p>
          </table:table-cell>
          <table:table-cell table:style-name="ce9" office:value-type="string" calcext:value-type="string">
            <text:p>12288</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400h</text:p>
          </table:table-cell>
          <table:table-cell table:style-name="ce9" office:value-type="string" calcext:value-type="string">
            <text:p>13312</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800h</text:p>
          </table:table-cell>
          <table:table-cell table:style-name="ce9" office:value-type="string" calcext:value-type="string">
            <text:p>14336</text:p>
          </table:table-cell>
          <table:table-cell table:style-name="ce90" office:value-type="string" calcext:value-type="string">
            <text:p>Controller_Read_Routines</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C00h</text:p>
          </table:table-cell>
          <table:table-cell table:style-name="ce9" office:value-type="string" calcext:value-type="string">
            <text:p>1536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000h</text:p>
          </table:table-cell>
          <table:table-cell table:style-name="ce9" office:value-type="string" calcext:value-type="string">
            <text:p>1638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400h</text:p>
          </table:table-cell>
          <table:table-cell table:style-name="ce9" office:value-type="string" calcext:value-type="string">
            <text:p>17408</text:p>
          </table:table-cell>
          <table:table-cell table:style-name="ce90" office:value-type="string" calcext:value-type="string">
            <text:p>DSP_Value_Sim</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800h</text:p>
          </table:table-cell>
          <table:table-cell table:style-name="ce9" office:value-type="string" calcext:value-type="string">
            <text:p>18432</text:p>
          </table:table-cell>
          <table:table-cell table:style-name="ce90" office:value-type="string" calcext:value-type="string">
            <text:p>interface_data</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C00h</text:p>
          </table:table-cell>
          <table:table-cell table:style-name="ce9" office:value-type="string" calcext:value-type="string">
            <text:p>19456</text:p>
          </table:table-cell>
          <table:table-cell table:style-name="ce48" office:value-type="string" calcext:value-type="string">
            <text:p>Occupied (NMI vector relocated)</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000h</text:p>
          </table:table-cell>
          <table:table-cell table:style-name="ce9" office:value-type="string" calcext:value-type="string">
            <text:p>2048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400h</text:p>
          </table:table-cell>
          <table:table-cell table:style-name="ce9" office:value-type="string" calcext:value-type="string">
            <text:p>2150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800h</text:p>
          </table:table-cell>
          <table:table-cell table:style-name="ce9" office:value-type="string" calcext:value-type="string">
            <text:p>22528</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5C00h</text:p>
          </table:table-cell>
          <table:table-cell table:style-name="ce9" office:value-type="string" calcext:value-type="string">
            <text:p>23552</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000h</text:p>
          </table:table-cell>
          <table:table-cell table:style-name="ce9" office:value-type="string" calcext:value-type="string">
            <text:p>24576</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400h</text:p>
          </table:table-cell>
          <table:table-cell table:style-name="ce9" office:value-type="string" calcext:value-type="string">
            <text:p>25600</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800h</text:p>
          </table:table-cell>
          <table:table-cell table:style-name="ce9" office:value-type="string" calcext:value-type="string">
            <text:p>26624</text:p>
          </table:table-cell>
          <table:table-cell table:style-name="ce90"/>
          <table:table-cell table:number-columns-repeated="22"/>
        </table:table-row>
        <table:table-row table:style-name="ro1">
          <table:table-cell table:number-columns-repeated="2"/>
          <table:table-cell table:style-name="ce9" office:value-type="string" calcext:value-type="string">
            <text:p>6C00h</text:p>
          </table:table-cell>
          <table:table-cell table:style-name="ce9" office:value-type="string" calcext:value-type="string">
            <text:p>27648</text:p>
          </table:table-cell>
          <table:table-cell table:style-name="ce90"/>
          <table:table-cell table:number-columns-repeated="22"/>
        </table:table-row>
        <table:table-row table:style-name="ro1">
          <table:table-cell table:number-columns-repeated="2"/>
          <table:table-cell table:style-name="ce9" office:value-type="string" calcext:value-type="string">
            <text:p>7000h</text:p>
          </table:table-cell>
          <table:table-cell table:style-name="ce9" office:value-type="string" calcext:value-type="string">
            <text:p>28672</text:p>
          </table:table-cell>
          <table:table-cell table:style-name="ce48" office:value-type="string" calcext:value-type="string">
            <text:p>Vector Table</text:p>
          </table:table-cell>
          <table:table-cell table:number-columns-repeated="22"/>
        </table:table-row>
        <table:table-row table:style-name="ro1" table:number-rows-repeated="1048523">
          <table:table-cell table:number-columns-repeated="27"/>
        </table:table-row>
        <table:table-row table:style-name="ro1">
          <table:table-cell table:number-columns-repeated="27"/>
        </table:table-row>
      </table:table>
      <table:table table:name="Interface map" table:style-name="ta1">
        <table:table-column table:style-name="co3" table:number-columns-repeated="2" table:default-cell-style-name="Default"/>
        <table:table-column table:style-name="co14" table:default-cell-style-name="ce61"/>
        <table:table-column table:style-name="co14" table:default-cell-style-name="ce59"/>
        <table:table-column table:style-name="co14" table:number-columns-repeated="2" table:default-cell-style-name="ce61"/>
        <table:table-column table:style-name="co14" table:default-cell-style-name="ce59"/>
        <table:table-column table:style-name="co14" table:number-columns-repeated="2" table:default-cell-style-name="ce61"/>
        <table:table-column table:style-name="co14" table:default-cell-style-name="ce59"/>
        <table:table-column table:style-name="co14" table:number-columns-repeated="2" table:default-cell-style-name="ce61"/>
        <table:table-column table:style-name="co14" table:default-cell-style-name="Default"/>
        <table:table-column table:style-name="co14" table:default-cell-style-name="ce61"/>
        <table:table-column table:style-name="co3" table:number-columns-repeated="2" table:default-cell-style-name="Default"/>
        <table:table-row table:style-name="ro1" table:number-rows-repeated="7">
          <table:table-cell table:number-columns-repeated="2"/>
          <table:table-cell table:style-name="Default" table:number-columns-repeated="10"/>
          <table:table-cell/>
          <table:table-cell table:style-name="Default"/>
          <table:table-cell table:number-columns-repeated="2"/>
        </table:table-row>
        <table:table-row table:style-name="ro1">
          <table:table-cell table:number-columns-repeated="2"/>
          <table:table-cell table:style-name="ce56" office:value-type="float" office:value="4096" calcext:value-type="float">
            <text:p>4096</text:p>
          </table:table-cell>
          <table:table-cell table:style-name="ce56" office:value-type="float" office:value="4110" calcext:value-type="float">
            <text:p>4110</text:p>
          </table:table-cell>
          <table:table-cell table:style-name="ce56" office:value-type="float" office:value="4124" calcext:value-type="float">
            <text:p>4124</text:p>
          </table:table-cell>
          <table:table-cell table:style-name="ce56" office:value-type="float" office:value="4138" calcext:value-type="float">
            <text:p>4138</text:p>
          </table:table-cell>
          <table:table-cell table:style-name="ce56" office:value-type="float" office:value="4152" calcext:value-type="float">
            <text:p>4152</text:p>
          </table:table-cell>
          <table:table-cell table:style-name="ce56" office:value-type="float" office:value="4166" calcext:value-type="float">
            <text:p>4166</text:p>
          </table:table-cell>
          <table:table-cell table:style-name="ce56" office:value-type="float" office:value="4180" calcext:value-type="float">
            <text:p>4180</text:p>
          </table:table-cell>
          <table:table-cell table:style-name="ce56" office:value-type="float" office:value="4194" calcext:value-type="float">
            <text:p>4194</text:p>
          </table:table-cell>
          <table:table-cell table:style-name="ce56" office:value-type="float" office:value="4208" calcext:value-type="float">
            <text:p>4208</text:p>
          </table:table-cell>
          <table:table-cell table:style-name="ce56" office:value-type="float" office:value="4222" calcext:value-type="float">
            <text:p>4222</text:p>
          </table:table-cell>
          <table:table-cell table:style-name="ce56" office:value-type="float" office:value="4236" calcext:value-type="float">
            <text:p>4236</text:p>
          </table:table-cell>
          <table:table-cell table:style-name="ce56" office:value-type="float" office:value="4250" calcext:value-type="float">
            <text:p>4250</text:p>
          </table:table-cell>
          <table:table-cell/>
          <table:table-cell table:formula="of:=[.M48]+14" office:value-type="float" office:value="4544" calcext:value-type="float">
            <text:p>4544</text:p>
          </table:table-cell>
        </table:table-row>
        <table:table-row table:style-name="ro1">
          <table:table-cell table:number-columns-repeated="2"/>
          <table:table-cell table:style-name="ce57" table:formula="of:=DEC2HEX([.C8])" office:value-type="string" office:string-value="1000" calcext:value-type="string">
            <text:p>1000</text:p>
          </table:table-cell>
          <table:table-cell table:style-name="ce57" table:formula="of:=DEC2HEX([.D8])" office:value-type="string" office:string-value="100E" calcext:value-type="string">
            <text:p>100E</text:p>
          </table:table-cell>
          <table:table-cell table:style-name="ce57" table:formula="of:=DEC2HEX([.E8])" office:value-type="string" office:string-value="101C" calcext:value-type="string">
            <text:p>101C</text:p>
          </table:table-cell>
          <table:table-cell table:style-name="ce57" table:formula="of:=DEC2HEX([.F8])" office:value-type="string" office:string-value="102A" calcext:value-type="string">
            <text:p>102A</text:p>
          </table:table-cell>
          <table:table-cell table:style-name="ce57" table:formula="of:=DEC2HEX([.G8])" office:value-type="string" office:string-value="1038" calcext:value-type="string">
            <text:p>1038</text:p>
          </table:table-cell>
          <table:table-cell table:style-name="ce57" table:formula="of:=DEC2HEX([.H8])" office:value-type="string" office:string-value="1046" calcext:value-type="string">
            <text:p>1046</text:p>
          </table:table-cell>
          <table:table-cell table:style-name="ce57" table:formula="of:=DEC2HEX([.I8])" office:value-type="string" office:string-value="1054" calcext:value-type="string">
            <text:p>1054</text:p>
          </table:table-cell>
          <table:table-cell table:style-name="ce57" table:formula="of:=DEC2HEX([.J8])" office:value-type="string" office:string-value="1062" calcext:value-type="string">
            <text:p>1062</text:p>
          </table:table-cell>
          <table:table-cell table:style-name="ce57" table:formula="of:=DEC2HEX([.K8])" office:value-type="string" office:string-value="1070" calcext:value-type="string">
            <text:p>1070</text:p>
          </table:table-cell>
          <table:table-cell table:style-name="ce57" table:formula="of:=DEC2HEX([.L8])" office:value-type="string" office:string-value="107E" calcext:value-type="string">
            <text:p>107E</text:p>
          </table:table-cell>
          <table:table-cell table:style-name="ce57" table:formula="of:=DEC2HEX([.M8])" office:value-type="string" office:string-value="108C" calcext:value-type="string">
            <text:p>108C</text:p>
          </table:table-cell>
          <table:table-cell table:style-name="ce57" table:formula="of:=DEC2HEX([.N8])" office:value-type="string" office:string-value="109A" calcext:value-type="string">
            <text:p>109A</text:p>
          </table:table-cell>
          <table:table-cell/>
          <table:table-cell table:style-name="ce57" table:formula="of:=DEC2HEX([.P8])" office:value-type="string" office:string-value="11C0" calcext:value-type="string">
            <text:p>11C0</text:p>
          </table:table-cell>
        </table:table-row>
        <table:table-row table:style-name="ro1">
          <table:table-cell table:number-columns-repeated="2"/>
          <table:table-cell table:style-name="ce58" office:value-type="string" calcext:value-type="string">
            <text:p>CH1 ON</text:p>
          </table:table-cell>
          <table:table-cell table:number-columns-repeated="2" table:style-name="ce58" office:value-type="string" calcext:value-type="string">
            <text:p>…</text:p>
          </table:table-cell>
          <table:table-cell table:style-name="ce58" office:value-type="string" calcext:value-type="string">
            <text:p>CH2 ON</text:p>
          </table:table-cell>
          <table:table-cell table:number-columns-repeated="2" table:style-name="ce58" office:value-type="string" calcext:value-type="string">
            <text:p>…</text:p>
          </table:table-cell>
          <table:table-cell table:style-name="ce58" office:value-type="string" calcext:value-type="string">
            <text:p>CH3 ON</text:p>
          </table:table-cell>
          <table:table-cell table:number-columns-repeated="2" table:style-name="ce58" office:value-type="string" calcext:value-type="string">
            <text:p>…</text:p>
          </table:table-cell>
          <table:table-cell table:style-name="ce58" office:value-type="string" calcext:value-type="string">
            <text:p>CH4 ON</text:p>
          </table:table-cell>
          <table:table-cell table:number-columns-repeated="2" table:style-name="ce58" office:value-type="string" calcext:value-type="string">
            <text:p>…</text:p>
          </table:table-cell>
          <table:table-cell/>
          <table:table-cell office:value-type="string" calcext:value-type="string">
            <text:p>Current</text:p>
          </table:table-cell>
        </table:table-row>
        <table:table-row table:style-name="ro1">
          <table:table-cell table:number-columns-repeated="2"/>
          <table:table-cell table:style-name="ce59" table:formula="of:=[.C2]" office:value-type="float" office:value="0" calcext:value-type="float">
            <text:p>0000</text:p>
          </table:table-cell>
          <table:table-cell table:formula="of:=[.D2]" office:value-type="float" office:value="0" calcext:value-type="float">
            <text:p>0000</text:p>
          </table:table-cell>
          <table:table-cell table:style-name="ce59" table:formula="of:=[.E2]" office:value-type="float" office:value="0" calcext:value-type="float">
            <text:p>0000</text:p>
          </table:table-cell>
          <table:table-cell table:style-name="ce59" table:formula="of:=[.F2]" office:value-type="float" office:value="0" calcext:value-type="float">
            <text:p>0000</text:p>
          </table:table-cell>
          <table:table-cell table:formula="of:=[.G2]" office:value-type="float" office:value="0" calcext:value-type="float">
            <text:p>0000</text:p>
          </table:table-cell>
          <table:table-cell table:style-name="ce59" table:formula="of:=[.H2]" office:value-type="float" office:value="0" calcext:value-type="float">
            <text:p>0000</text:p>
          </table:table-cell>
          <table:table-cell table:style-name="ce59" table:formula="of:=[.I2]" office:value-type="float" office:value="0" calcext:value-type="float">
            <text:p>0000</text:p>
          </table:table-cell>
          <table:table-cell table:formula="of:=[.J2]" office:value-type="float" office:value="0" calcext:value-type="float">
            <text:p>0000</text:p>
          </table:table-cell>
          <table:table-cell table:style-name="ce59" table:formula="of:=[.K2]" office:value-type="float" office:value="0" calcext:value-type="float">
            <text:p>0000</text:p>
          </table:table-cell>
          <table:table-cell table:style-name="ce59" table:formula="of:=[.L2]" office:value-type="float" office:value="0" calcext:value-type="float">
            <text:p>0000</text:p>
          </table:table-cell>
          <table:table-cell table:style-name="ce59" table:formula="of:=[.M2]" office:value-type="float" office:value="0" calcext:value-type="float">
            <text:p>0000</text:p>
          </table:table-cell>
          <table:table-cell table:style-name="ce59" table:formula="of:=[.N2]" office:value-type="float" office:value="0" calcext:value-type="float">
            <text:p>0000</text:p>
          </table:table-cell>
          <table:table-cell/>
          <table:table-cell office:value-type="string" calcext:value-type="string">
            <text:p>2 bytes</text:p>
          </table:table-cell>
        </table:table-row>
        <table:table-row table:style-name="ro1">
          <table:table-cell table:number-columns-repeated="2"/>
          <table:table-cell table:style-name="ce59" table:formula="of:=[.B9]" office:value-type="float" office:value="0" calcext:value-type="float">
            <text:p>0000</text:p>
          </table:table-cell>
          <table:table-cell table:formula="of:=[.C9]" office:value-type="string" office:string-value="1000" calcext:value-type="string">
            <text:p>1000</text:p>
          </table:table-cell>
          <table:table-cell table:style-name="ce59" table:formula="of:=[.D9]" office:value-type="string" office:string-value="100E" calcext:value-type="string">
            <text:p>100E</text:p>
          </table:table-cell>
          <table:table-cell table:style-name="ce59" table:formula="of:=[.E9]" office:value-type="string" office:string-value="101C" calcext:value-type="string">
            <text:p>101C</text:p>
          </table:table-cell>
          <table:table-cell table:formula="of:=[.F9]" office:value-type="string" office:string-value="102A" calcext:value-type="string">
            <text:p>102A</text:p>
          </table:table-cell>
          <table:table-cell table:style-name="ce59" table:formula="of:=[.G9]" office:value-type="string" office:string-value="1038" calcext:value-type="string">
            <text:p>1038</text:p>
          </table:table-cell>
          <table:table-cell table:style-name="ce59" table:formula="of:=[.H9]" office:value-type="string" office:string-value="1046" calcext:value-type="string">
            <text:p>1046</text:p>
          </table:table-cell>
          <table:table-cell table:formula="of:=[.I9]" office:value-type="string" office:string-value="1054" calcext:value-type="string">
            <text:p>1054</text:p>
          </table:table-cell>
          <table:table-cell table:style-name="ce59" table:formula="of:=[.J9]" office:value-type="string" office:string-value="1062" calcext:value-type="string">
            <text:p>1062</text:p>
          </table:table-cell>
          <table:table-cell table:style-name="ce59" table:formula="of:=[.K9]" office:value-type="string" office:string-value="1070" calcext:value-type="string">
            <text:p>1070</text:p>
          </table:table-cell>
          <table:table-cell table:style-name="ce59" table:formula="of:=[.L9]" office:value-type="string" office:string-value="107E" calcext:value-type="string">
            <text:p>107E</text:p>
          </table:table-cell>
          <table:table-cell table:style-name="ce59" table:formula="of:=[.M9]" office:value-type="string" office:string-value="108C" calcext:value-type="string">
            <text:p>108C</text:p>
          </table:table-cell>
          <table:table-cell table:number-columns-repeated="2"/>
        </table:table-row>
        <table:table-row table:style-name="ro1">
          <table:table-cell table:number-columns-repeated="2"/>
          <table:table-cell table:style-name="ce59" table:formula="of:=[.C17]" office:value-type="float" office:value="0" calcext:value-type="float">
            <text:p>0000</text:p>
          </table:table-cell>
          <table:table-cell table:formula="of:=[.D17]" office:value-type="string" office:string-value="10A8" calcext:value-type="string">
            <text:p>10A8</text:p>
          </table:table-cell>
          <table:table-cell table:style-name="ce59" table:formula="of:=[.E17]" office:value-type="float" office:value="0" calcext:value-type="float">
            <text:p>0000</text:p>
          </table:table-cell>
          <table:table-cell table:style-name="ce59" table:formula="of:=[.F17]" office:value-type="float" office:value="0" calcext:value-type="float">
            <text:p>0000</text:p>
          </table:table-cell>
          <table:table-cell table:formula="of:=[.G17]" office:value-type="string" office:string-value="10B6" calcext:value-type="string">
            <text:p>10B6</text:p>
          </table:table-cell>
          <table:table-cell table:style-name="ce59" table:formula="of:=[.H17]" office:value-type="float" office:value="0" calcext:value-type="float">
            <text:p>0000</text:p>
          </table:table-cell>
          <table:table-cell table:style-name="ce59" table:formula="of:=[.I17]" office:value-type="float" office:value="0" calcext:value-type="float">
            <text:p>0000</text:p>
          </table:table-cell>
          <table:table-cell table:formula="of:=[.J17]" office:value-type="string" office:string-value="10C4" calcext:value-type="string">
            <text:p>10C4</text:p>
          </table:table-cell>
          <table:table-cell table:style-name="ce59" table:formula="of:=[.K17]" office:value-type="float" office:value="0" calcext:value-type="float">
            <text:p>0000</text:p>
          </table:table-cell>
          <table:table-cell table:style-name="ce59" table:formula="of:=[.L17]" office:value-type="float" office:value="0" calcext:value-type="float">
            <text:p>0000</text:p>
          </table:table-cell>
          <table:table-cell table:style-name="ce59" table:formula="of:=[.M17]" office:value-type="string" office:string-value="10D2" calcext:value-type="string">
            <text:p>10D2</text:p>
          </table:table-cell>
          <table:table-cell table:style-name="ce59" table:formula="of:=[.N17]" office:value-type="float" office:value="0" calcext:value-type="float">
            <text:p>0000</text:p>
          </table:table-cell>
          <table:table-cell/>
          <table:table-cell office:value-type="string" calcext:value-type="string">
            <text:p>7F:1000</text:p>
          </table:table-cell>
        </table:table-row>
        <table:table-row table:style-name="ro1">
          <table:table-cell table:number-columns-repeated="2"/>
          <table:table-cell table:style-name="ce60" table:formula="of:=[.D9]" office:value-type="string" office:string-value="100E" calcext:value-type="string">
            <text:p>100E</text:p>
          </table:table-cell>
          <table:table-cell table:style-name="ce60" table:formula="of:=[.E9]" office:value-type="string" office:string-value="101C" calcext:value-type="string">
            <text:p>101C</text:p>
          </table:table-cell>
          <table:table-cell table:style-name="ce60" table:formula="of:=[.F9]" office:value-type="string" office:string-value="102A" calcext:value-type="string">
            <text:p>102A</text:p>
          </table:table-cell>
          <table:table-cell table:style-name="ce60" table:formula="of:=[.G9]" office:value-type="string" office:string-value="1038" calcext:value-type="string">
            <text:p>1038</text:p>
          </table:table-cell>
          <table:table-cell table:style-name="ce60" table:formula="of:=[.H9]" office:value-type="string" office:string-value="1046" calcext:value-type="string">
            <text:p>1046</text:p>
          </table:table-cell>
          <table:table-cell table:style-name="ce60" table:formula="of:=[.I9]" office:value-type="string" office:string-value="1054" calcext:value-type="string">
            <text:p>1054</text:p>
          </table:table-cell>
          <table:table-cell table:style-name="ce60" table:formula="of:=[.J9]" office:value-type="string" office:string-value="1062" calcext:value-type="string">
            <text:p>1062</text:p>
          </table:table-cell>
          <table:table-cell table:style-name="ce60" table:formula="of:=[.K9]" office:value-type="string" office:string-value="1070" calcext:value-type="string">
            <text:p>1070</text:p>
          </table:table-cell>
          <table:table-cell table:style-name="ce60" table:formula="of:=[.L9]" office:value-type="string" office:string-value="107E" calcext:value-type="string">
            <text:p>107E</text:p>
          </table:table-cell>
          <table:table-cell table:style-name="ce60" table:formula="of:=[.M9]" office:value-type="string" office:string-value="108C" calcext:value-type="string">
            <text:p>108C</text:p>
          </table:table-cell>
          <table:table-cell table:style-name="ce60" table:formula="of:=[.N9]" office:value-type="string" office:string-value="109A" calcext:value-type="string">
            <text:p>109A</text:p>
          </table:table-cell>
          <table:table-cell table:style-name="ce60" table:formula="of:=[.O9]" office:value-type="float" office:value="0" calcext:value-type="float">
            <text:p>0000</text:p>
          </table:table-cell>
          <table:table-cell/>
          <table:table-cell office:value-type="string" calcext:value-type="string">
            <text:p>7F:11C2</text:p>
          </table:table-cell>
        </table:table-row>
        <table:table-row table:style-name="ro1">
          <table:table-cell table:number-columns-repeated="2"/>
          <table:table-cell table:style-name="ce60" table:formula="of:=DEC2HEX(0*2^0+0*2^1+0*2^2+1*2^3)" office:value-type="string" office:string-value="8" calcext:value-type="string">
            <text:p>8</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0*2^3)" office:value-type="string" office:string-value="2" calcext:value-type="string">
            <text:p>2</text:p>
          </table:table-cell>
          <table:table-cell table:number-columns-repeated="2"/>
        </table:table-row>
        <table:table-row table:style-name="ro1">
          <table:table-cell table:number-columns-repeated="3"/>
          <table:table-cell table:style-name="ce56" table:formula="of:=[.N8]+14" office:value-type="float" office:value="4264" calcext:value-type="float">
            <text:p>4264</text:p>
          </table:table-cell>
          <table:table-cell table:number-columns-repeated="2"/>
          <table:table-cell table:style-name="ce56" table:formula="of:=[.D16]+14" office:value-type="float" office:value="4278" calcext:value-type="float">
            <text:p>4278</text:p>
          </table:table-cell>
          <table:table-cell table:number-columns-repeated="2"/>
          <table:table-cell table:style-name="ce56" table:formula="of:=[.G16]+14" office:value-type="float" office:value="4292" calcext:value-type="float">
            <text:p>4292</text:p>
          </table:table-cell>
          <table:table-cell table:number-columns-repeated="2"/>
          <table:table-cell table:style-name="ce56" table:formula="of:=[.J16]+14" office:value-type="float" office:value="4306" calcext:value-type="float">
            <text:p>4306</text:p>
          </table:table-cell>
          <table:table-cell table:number-columns-repeated="2"/>
          <table:table-cell office:value-type="string" calcext:value-type="string">
            <text:p>546 bytes</text:p>
          </table:table-cell>
        </table:table-row>
        <table:table-row table:style-name="ro1">
          <table:table-cell table:number-columns-repeated="3"/>
          <table:table-cell table:style-name="ce57" table:formula="of:=DEC2HEX([.D16])" office:value-type="string" office:string-value="10A8" calcext:value-type="string">
            <text:p>10A8</text:p>
          </table:table-cell>
          <table:table-cell table:number-columns-repeated="2"/>
          <table:table-cell table:style-name="ce57" table:formula="of:=DEC2HEX([.G16])" office:value-type="string" office:string-value="10B6" calcext:value-type="string">
            <text:p>10B6</text:p>
          </table:table-cell>
          <table:table-cell table:number-columns-repeated="2"/>
          <table:table-cell table:style-name="ce57" table:formula="of:=DEC2HEX([.J16])" office:value-type="string" office:string-value="10C4" calcext:value-type="string">
            <text:p>10C4</text:p>
          </table:table-cell>
          <table:table-cell table:number-columns-repeated="2"/>
          <table:table-cell table:style-name="ce57" table:formula="of:=DEC2HEX([.M16])" office:value-type="string" office:string-value="10D2" calcext:value-type="string">
            <text:p>10D2</text:p>
          </table:table-cell>
          <table:table-cell table:number-columns-repeated="3"/>
        </table:table-row>
        <table:table-row table:style-name="ro1">
          <table:table-cell table:number-columns-repeated="3"/>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3"/>
        </table:table-row>
        <table:table-row table:style-name="ro1">
          <table:table-cell table:number-columns-repeated="3"/>
          <table:table-cell table:formula="of:=[.D9]" office:value-type="string" office:string-value="100E" calcext:value-type="string">
            <text:p>100E</text:p>
          </table:table-cell>
          <table:table-cell table:number-columns-repeated="2"/>
          <table:table-cell table:formula="of:=[.G9]" office:value-type="string" office:string-value="1038" calcext:value-type="string">
            <text:p>1038</text:p>
          </table:table-cell>
          <table:table-cell table:number-columns-repeated="2"/>
          <table:table-cell table:formula="of:=[.J9]" office:value-type="string" office:string-value="1062" calcext:value-type="string">
            <text:p>1062</text:p>
          </table:table-cell>
          <table:table-cell table:number-columns-repeated="2"/>
          <table:table-cell table:style-name="ce59" table:formula="of:=[.M9]" office:value-type="string" office:string-value="108C" calcext:value-type="string">
            <text:p>108C</text:p>
          </table:table-cell>
          <table:table-cell table:number-columns-repeated="3"/>
        </table:table-row>
        <table:table-row table:style-name="ro1">
          <table:table-cell table:number-columns-repeated="3"/>
          <table:table-cell table:formula="of:=[.C17]" office:value-type="float" office:value="0" calcext:value-type="float">
            <text:p>0000</text:p>
          </table:table-cell>
          <table:table-cell table:number-columns-repeated="2"/>
          <table:table-cell table:formula="of:=[.F17]" office:value-type="float" office:value="0" calcext:value-type="float">
            <text:p>0000</text:p>
          </table:table-cell>
          <table:table-cell table:number-columns-repeated="2"/>
          <table:table-cell table:formula="of:=[.I17]" office:value-type="float" office:value="0" calcext:value-type="float">
            <text:p>0000</text:p>
          </table:table-cell>
          <table:table-cell table:number-columns-repeated="2"/>
          <table:table-cell table:style-name="ce59" table:formula="of:=[.L17]" office:value-type="float" office:value="0" calcext:value-type="float">
            <text:p>0000</text:p>
          </table:table-cell>
          <table:table-cell table:number-columns-repeated="3"/>
        </table:table-row>
        <table:table-row table:style-name="ro1">
          <table:table-cell table:number-columns-repeated="3"/>
          <table:table-cell table:formula="of:=[.D25]" office:value-type="string" office:string-value="10E0" calcext:value-type="string">
            <text:p>10E0</text:p>
          </table:table-cell>
          <table:table-cell table:number-columns-repeated="2"/>
          <table:table-cell table:formula="of:=[.G25]" office:value-type="string" office:string-value="10EE" calcext:value-type="string">
            <text:p>10EE</text:p>
          </table:table-cell>
          <table:table-cell table:number-columns-repeated="2"/>
          <table:table-cell table:formula="of:=[.J25]" office:value-type="string" office:string-value="10FC" calcext:value-type="string">
            <text:p>10FC</text:p>
          </table:table-cell>
          <table:table-cell table:number-columns-repeated="2"/>
          <table:table-cell table:style-name="ce59" table:formula="of:=[.M25]" office:value-type="string" office:string-value="110A" calcext:value-type="string">
            <text:p>110A</text:p>
          </table:table-cell>
          <table:table-cell table:number-columns-repeated="3"/>
        </table:table-row>
        <table:table-row table:style-name="ro1">
          <table:table-cell table:number-columns-repeated="3"/>
          <table:table-cell table:style-name="ce60" table:formula="of:=[.E17]" office:value-type="float" office:value="0" calcext:value-type="float">
            <text:p>0000</text:p>
          </table:table-cell>
          <table:table-cell table:number-columns-repeated="2"/>
          <table:table-cell table:style-name="ce60" table:formula="of:=[.H17]" office:value-type="float" office:value="0" calcext:value-type="float">
            <text:p>0000</text:p>
          </table:table-cell>
          <table:table-cell table:number-columns-repeated="2"/>
          <table:table-cell table:style-name="ce60" table:formula="of:=[.K17]" office:value-type="float" office:value="0" calcext:value-type="float">
            <text:p>0000</text:p>
          </table:table-cell>
          <table:table-cell table:number-columns-repeated="2"/>
          <table:table-cell table:style-name="ce60" table:formula="of:=[.N17]" office:value-type="float" office:value="0" calcext:value-type="float">
            <text:p>0000</text:p>
          </table:table-cell>
          <table:table-cell table:number-columns-repeated="3"/>
        </table:table-row>
        <table:table-row table:style-name="ro1">
          <table:table-cell table:number-columns-repeated="3"/>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3"/>
        </table:table-row>
        <table:table-row table:style-name="ro1">
          <table:table-cell table:number-columns-repeated="3"/>
          <table:table-cell table:style-name="ce56" table:formula="of:=[.M16]+14" office:value-type="float" office:value="4320" calcext:value-type="float">
            <text:p>4320</text:p>
          </table:table-cell>
          <table:table-cell table:number-columns-repeated="2"/>
          <table:table-cell table:style-name="ce56" table:formula="of:=[.D24]+14" office:value-type="float" office:value="4334" calcext:value-type="float">
            <text:p>4334</text:p>
          </table:table-cell>
          <table:table-cell table:number-columns-repeated="2"/>
          <table:table-cell table:style-name="ce56" table:formula="of:=[.G24]+14" office:value-type="float" office:value="4348" calcext:value-type="float">
            <text:p>4348</text:p>
          </table:table-cell>
          <table:table-cell table:number-columns-repeated="2"/>
          <table:table-cell table:style-name="ce56" table:formula="of:=[.J24]+14" office:value-type="float" office:value="4362" calcext:value-type="float">
            <text:p>4362</text:p>
          </table:table-cell>
          <table:table-cell table:number-columns-repeated="3"/>
        </table:table-row>
        <table:table-row table:style-name="ro1">
          <table:table-cell table:number-columns-repeated="3"/>
          <table:table-cell table:style-name="ce57" table:formula="of:=DEC2HEX([.D24])" office:value-type="string" office:string-value="10E0" calcext:value-type="string">
            <text:p>10E0</text:p>
          </table:table-cell>
          <table:table-cell table:number-columns-repeated="2"/>
          <table:table-cell table:style-name="ce57" table:formula="of:=DEC2HEX([.G24])" office:value-type="string" office:string-value="10EE" calcext:value-type="string">
            <text:p>10EE</text:p>
          </table:table-cell>
          <table:table-cell table:number-columns-repeated="2"/>
          <table:table-cell table:style-name="ce57" table:formula="of:=DEC2HEX([.J24])" office:value-type="string" office:string-value="10FC" calcext:value-type="string">
            <text:p>10FC</text:p>
          </table:table-cell>
          <table:table-cell table:number-columns-repeated="2"/>
          <table:table-cell table:style-name="ce57" table:formula="of:=DEC2HEX([.M24])" office:value-type="string" office:string-value="110A" calcext:value-type="string">
            <text:p>110A</text:p>
          </table:table-cell>
          <table:table-cell table:number-columns-repeated="3"/>
        </table:table-row>
        <table:table-row table:style-name="ro1">
          <table:table-cell table:number-columns-repeated="3"/>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3"/>
        </table:table-row>
        <table:table-row table:style-name="ro1">
          <table:table-cell table:number-columns-repeated="3"/>
          <table:table-cell table:formula="of:=[.D17]" office:value-type="string" office:string-value="10A8" calcext:value-type="string">
            <text:p>10A8</text:p>
          </table:table-cell>
          <table:table-cell table:number-columns-repeated="2"/>
          <table:table-cell table:formula="of:=[.G17]" office:value-type="string" office:string-value="10B6" calcext:value-type="string">
            <text:p>10B6</text:p>
          </table:table-cell>
          <table:table-cell table:number-columns-repeated="2"/>
          <table:table-cell table:formula="of:=[.J17]" office:value-type="string" office:string-value="10C4" calcext:value-type="string">
            <text:p>10C4</text:p>
          </table:table-cell>
          <table:table-cell table:number-columns-repeated="2"/>
          <table:table-cell table:style-name="ce59" table:formula="of:=[.M17]" office:value-type="string" office:string-value="10D2" calcext:value-type="string">
            <text:p>10D2</text:p>
          </table:table-cell>
          <table:table-cell table:number-columns-repeated="3"/>
        </table:table-row>
        <table:table-row table:style-name="ro1">
          <table:table-cell table:number-columns-repeated="3"/>
          <table:table-cell table:formula="of:=[.C25]" office:value-type="float" office:value="0" calcext:value-type="float">
            <text:p>0000</text:p>
          </table:table-cell>
          <table:table-cell table:number-columns-repeated="2"/>
          <table:table-cell table:formula="of:=[.F25]" office:value-type="float" office:value="0" calcext:value-type="float">
            <text:p>0000</text:p>
          </table:table-cell>
          <table:table-cell table:number-columns-repeated="2"/>
          <table:table-cell table:formula="of:=[.I25]" office:value-type="float" office:value="0" calcext:value-type="float">
            <text:p>0000</text:p>
          </table:table-cell>
          <table:table-cell table:number-columns-repeated="2"/>
          <table:table-cell table:style-name="ce59" table:formula="of:=[.L25]" office:value-type="float" office:value="0" calcext:value-type="float">
            <text:p>0000</text:p>
          </table:table-cell>
          <table:table-cell table:number-columns-repeated="3"/>
        </table:table-row>
        <table:table-row table:style-name="ro1">
          <table:table-cell table:number-columns-repeated="3"/>
          <table:table-cell table:formula="of:=[.D33]" office:value-type="string" office:string-value="1118" calcext:value-type="string">
            <text:p>1118</text:p>
          </table:table-cell>
          <table:table-cell table:number-columns-repeated="2"/>
          <table:table-cell table:formula="of:=[.G33]" office:value-type="string" office:string-value="1126" calcext:value-type="string">
            <text:p>1126</text:p>
          </table:table-cell>
          <table:table-cell table:number-columns-repeated="2"/>
          <table:table-cell table:formula="of:=[.J33]" office:value-type="string" office:string-value="1134" calcext:value-type="string">
            <text:p>1134</text:p>
          </table:table-cell>
          <table:table-cell table:number-columns-repeated="2"/>
          <table:table-cell table:style-name="ce59" table:formula="of:=[.M33]" office:value-type="string" office:string-value="1142" calcext:value-type="string">
            <text:p>1142</text:p>
          </table:table-cell>
          <table:table-cell table:number-columns-repeated="3"/>
        </table:table-row>
        <table:table-row table:style-name="ro1">
          <table:table-cell table:number-columns-repeated="3"/>
          <table:table-cell table:style-name="ce60" table:formula="of:=[.E25]" office:value-type="float" office:value="0" calcext:value-type="float">
            <text:p>0000</text:p>
          </table:table-cell>
          <table:table-cell table:number-columns-repeated="2"/>
          <table:table-cell table:style-name="ce60" table:formula="of:=[.H25]" office:value-type="float" office:value="0" calcext:value-type="float">
            <text:p>0000</text:p>
          </table:table-cell>
          <table:table-cell table:number-columns-repeated="2"/>
          <table:table-cell table:style-name="ce60" table:formula="of:=[.K25]" office:value-type="float" office:value="0" calcext:value-type="float">
            <text:p>0000</text:p>
          </table:table-cell>
          <table:table-cell table:number-columns-repeated="2"/>
          <table:table-cell table:style-name="ce60" table:formula="of:=[.N25]" office:value-type="float" office:value="0" calcext:value-type="float">
            <text:p>0000</text:p>
          </table:table-cell>
          <table:table-cell table:number-columns-repeated="3"/>
        </table:table-row>
        <table:table-row table:style-name="ro1">
          <table:table-cell table:number-columns-repeated="3"/>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3"/>
        </table:table-row>
        <table:table-row table:style-name="ro1">
          <table:table-cell table:number-columns-repeated="3"/>
          <table:table-cell table:style-name="ce56" table:formula="of:=[.M24]+14" office:value-type="float" office:value="4376" calcext:value-type="float">
            <text:p>4376</text:p>
          </table:table-cell>
          <table:table-cell table:number-columns-repeated="2"/>
          <table:table-cell table:style-name="ce56" table:formula="of:=[.D32]+14" office:value-type="float" office:value="4390" calcext:value-type="float">
            <text:p>4390</text:p>
          </table:table-cell>
          <table:table-cell table:number-columns-repeated="2"/>
          <table:table-cell table:style-name="ce56" table:formula="of:=[.G32]+14" office:value-type="float" office:value="4404" calcext:value-type="float">
            <text:p>4404</text:p>
          </table:table-cell>
          <table:table-cell table:number-columns-repeated="2"/>
          <table:table-cell table:style-name="ce56" table:formula="of:=[.J32]+14" office:value-type="float" office:value="4418" calcext:value-type="float">
            <text:p>4418</text:p>
          </table:table-cell>
          <table:table-cell table:number-columns-repeated="3"/>
        </table:table-row>
        <table:table-row table:style-name="ro1">
          <table:table-cell table:number-columns-repeated="3"/>
          <table:table-cell table:style-name="ce57" table:formula="of:=DEC2HEX([.D32])" office:value-type="string" office:string-value="1118" calcext:value-type="string">
            <text:p>1118</text:p>
          </table:table-cell>
          <table:table-cell table:number-columns-repeated="2"/>
          <table:table-cell table:style-name="ce57" table:formula="of:=DEC2HEX([.G32])" office:value-type="string" office:string-value="1126" calcext:value-type="string">
            <text:p>1126</text:p>
          </table:table-cell>
          <table:table-cell table:number-columns-repeated="2"/>
          <table:table-cell table:style-name="ce57" table:formula="of:=DEC2HEX([.J32])" office:value-type="string" office:string-value="1134" calcext:value-type="string">
            <text:p>1134</text:p>
          </table:table-cell>
          <table:table-cell table:number-columns-repeated="2"/>
          <table:table-cell table:style-name="ce57" table:formula="of:=DEC2HEX([.M32])" office:value-type="string" office:string-value="1142" calcext:value-type="string">
            <text:p>1142</text:p>
          </table:table-cell>
          <table:table-cell table:number-columns-repeated="3"/>
        </table:table-row>
        <table:table-row table:style-name="ro1">
          <table:table-cell table:number-columns-repeated="3"/>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3"/>
        </table:table-row>
        <table:table-row table:style-name="ro1">
          <table:table-cell table:number-columns-repeated="3"/>
          <table:table-cell table:formula="of:=[.D25]" office:value-type="string" office:string-value="10E0" calcext:value-type="string">
            <text:p>10E0</text:p>
          </table:table-cell>
          <table:table-cell table:number-columns-repeated="2"/>
          <table:table-cell table:formula="of:=[.G25]" office:value-type="string" office:string-value="10EE" calcext:value-type="string">
            <text:p>10EE</text:p>
          </table:table-cell>
          <table:table-cell table:number-columns-repeated="2"/>
          <table:table-cell table:formula="of:=[.J25]" office:value-type="string" office:string-value="10FC" calcext:value-type="string">
            <text:p>10FC</text:p>
          </table:table-cell>
          <table:table-cell table:number-columns-repeated="2"/>
          <table:table-cell table:style-name="ce59" table:formula="of:=[.M25]" office:value-type="string" office:string-value="110A" calcext:value-type="string">
            <text:p>110A</text:p>
          </table:table-cell>
          <table:table-cell table:number-columns-repeated="3"/>
        </table:table-row>
        <table:table-row table:style-name="ro1">
          <table:table-cell table:number-columns-repeated="3"/>
          <table:table-cell table:formula="of:=[.C33]" office:value-type="float" office:value="0" calcext:value-type="float">
            <text:p>0000</text:p>
          </table:table-cell>
          <table:table-cell table:number-columns-repeated="2"/>
          <table:table-cell table:formula="of:=[.F33]" office:value-type="float" office:value="0" calcext:value-type="float">
            <text:p>0000</text:p>
          </table:table-cell>
          <table:table-cell table:number-columns-repeated="2"/>
          <table:table-cell table:formula="of:=[.I33]" office:value-type="float" office:value="0" calcext:value-type="float">
            <text:p>0000</text:p>
          </table:table-cell>
          <table:table-cell table:number-columns-repeated="2"/>
          <table:table-cell table:style-name="ce59" table:formula="of:=[.L33]" office:value-type="float" office:value="0" calcext:value-type="float">
            <text:p>0000</text:p>
          </table:table-cell>
          <table:table-cell table:number-columns-repeated="3"/>
        </table:table-row>
        <table:table-row table:style-name="ro1">
          <table:table-cell table:number-columns-repeated="3"/>
          <table:table-cell table:formula="of:=[.D41]" office:value-type="string" office:string-value="1150" calcext:value-type="string">
            <text:p>1150</text:p>
          </table:table-cell>
          <table:table-cell table:number-columns-repeated="2"/>
          <table:table-cell table:formula="of:=[.G41]" office:value-type="string" office:string-value="115E" calcext:value-type="string">
            <text:p>115E</text:p>
          </table:table-cell>
          <table:table-cell table:number-columns-repeated="2"/>
          <table:table-cell table:formula="of:=[.J41]" office:value-type="string" office:string-value="116C" calcext:value-type="string">
            <text:p>116C</text:p>
          </table:table-cell>
          <table:table-cell table:number-columns-repeated="2"/>
          <table:table-cell table:style-name="ce59" table:formula="of:=[.M41]" office:value-type="string" office:string-value="117A" calcext:value-type="string">
            <text:p>117A</text:p>
          </table:table-cell>
          <table:table-cell table:number-columns-repeated="3"/>
        </table:table-row>
        <table:table-row table:style-name="ro1">
          <table:table-cell table:number-columns-repeated="3"/>
          <table:table-cell table:style-name="ce60" table:formula="of:=[.E33]" office:value-type="float" office:value="0" calcext:value-type="float">
            <text:p>0000</text:p>
          </table:table-cell>
          <table:table-cell table:number-columns-repeated="2"/>
          <table:table-cell table:style-name="ce60" table:formula="of:=[.H33]" office:value-type="float" office:value="0" calcext:value-type="float">
            <text:p>0000</text:p>
          </table:table-cell>
          <table:table-cell table:number-columns-repeated="2"/>
          <table:table-cell table:style-name="ce60" table:formula="of:=[.K33]" office:value-type="float" office:value="0" calcext:value-type="float">
            <text:p>0000</text:p>
          </table:table-cell>
          <table:table-cell table:number-columns-repeated="2"/>
          <table:table-cell table:style-name="ce60" table:formula="of:=[.N33]" office:value-type="float" office:value="0" calcext:value-type="float">
            <text:p>0000</text:p>
          </table:table-cell>
          <table:table-cell table:number-columns-repeated="3"/>
        </table:table-row>
        <table:table-row table:style-name="ro1">
          <table:table-cell table:number-columns-repeated="3"/>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3"/>
        </table:table-row>
        <table:table-row table:style-name="ro1">
          <table:table-cell table:number-columns-repeated="3"/>
          <table:table-cell table:style-name="ce56" table:formula="of:=[.M32]+14" office:value-type="float" office:value="4432" calcext:value-type="float">
            <text:p>4432</text:p>
          </table:table-cell>
          <table:table-cell table:number-columns-repeated="2"/>
          <table:table-cell table:style-name="ce56" table:formula="of:=[.D40]+14" office:value-type="float" office:value="4446" calcext:value-type="float">
            <text:p>4446</text:p>
          </table:table-cell>
          <table:table-cell table:number-columns-repeated="2"/>
          <table:table-cell table:style-name="ce56" table:formula="of:=[.G40]+14" office:value-type="float" office:value="4460" calcext:value-type="float">
            <text:p>4460</text:p>
          </table:table-cell>
          <table:table-cell table:number-columns-repeated="2"/>
          <table:table-cell table:style-name="ce56" table:formula="of:=[.J40]+14" office:value-type="float" office:value="4474" calcext:value-type="float">
            <text:p>4474</text:p>
          </table:table-cell>
          <table:table-cell table:number-columns-repeated="3"/>
        </table:table-row>
        <table:table-row table:style-name="ro1">
          <table:table-cell table:number-columns-repeated="3"/>
          <table:table-cell table:style-name="ce57" table:formula="of:=DEC2HEX([.D40])" office:value-type="string" office:string-value="1150" calcext:value-type="string">
            <text:p>1150</text:p>
          </table:table-cell>
          <table:table-cell table:number-columns-repeated="2"/>
          <table:table-cell table:style-name="ce57" table:formula="of:=DEC2HEX([.G40])" office:value-type="string" office:string-value="115E" calcext:value-type="string">
            <text:p>115E</text:p>
          </table:table-cell>
          <table:table-cell table:number-columns-repeated="2"/>
          <table:table-cell table:style-name="ce57" table:formula="of:=DEC2HEX([.J40])" office:value-type="string" office:string-value="116C" calcext:value-type="string">
            <text:p>116C</text:p>
          </table:table-cell>
          <table:table-cell table:number-columns-repeated="2"/>
          <table:table-cell table:style-name="ce57" table:formula="of:=DEC2HEX([.M40])" office:value-type="string" office:string-value="117A" calcext:value-type="string">
            <text:p>117A</text:p>
          </table:table-cell>
          <table:table-cell table:number-columns-repeated="3"/>
        </table:table-row>
        <table:table-row table:style-name="ro1">
          <table:table-cell table:number-columns-repeated="3"/>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3"/>
        </table:table-row>
        <table:table-row table:style-name="ro1">
          <table:table-cell table:number-columns-repeated="3"/>
          <table:table-cell table:formula="of:=[.D33]" office:value-type="string" office:string-value="1118" calcext:value-type="string">
            <text:p>1118</text:p>
          </table:table-cell>
          <table:table-cell table:number-columns-repeated="2"/>
          <table:table-cell table:formula="of:=[.G33]" office:value-type="string" office:string-value="1126" calcext:value-type="string">
            <text:p>1126</text:p>
          </table:table-cell>
          <table:table-cell table:number-columns-repeated="2"/>
          <table:table-cell table:formula="of:=[.J33]" office:value-type="string" office:string-value="1134" calcext:value-type="string">
            <text:p>1134</text:p>
          </table:table-cell>
          <table:table-cell table:number-columns-repeated="2"/>
          <table:table-cell table:style-name="ce59" table:formula="of:=[.M33]" office:value-type="string" office:string-value="1142" calcext:value-type="string">
            <text:p>1142</text:p>
          </table:table-cell>
          <table:table-cell table:number-columns-repeated="3"/>
        </table:table-row>
        <table:table-row table:style-name="ro1">
          <table:table-cell table:number-columns-repeated="3"/>
          <table:table-cell table:formula="of:=[.C41]" office:value-type="float" office:value="0" calcext:value-type="float">
            <text:p>0000</text:p>
          </table:table-cell>
          <table:table-cell table:number-columns-repeated="2"/>
          <table:table-cell table:formula="of:=[.F41]" office:value-type="float" office:value="0" calcext:value-type="float">
            <text:p>0000</text:p>
          </table:table-cell>
          <table:table-cell table:number-columns-repeated="2"/>
          <table:table-cell table:formula="of:=[.I41]" office:value-type="float" office:value="0" calcext:value-type="float">
            <text:p>0000</text:p>
          </table:table-cell>
          <table:table-cell table:number-columns-repeated="2"/>
          <table:table-cell table:style-name="ce59" table:formula="of:=[.L41]" office:value-type="float" office:value="0" calcext:value-type="float">
            <text:p>0000</text:p>
          </table:table-cell>
          <table:table-cell table:number-columns-repeated="3"/>
        </table:table-row>
        <table:table-row table:style-name="ro1">
          <table:table-cell table:number-columns-repeated="3"/>
          <table:table-cell table:formula="of:=[.D49]" office:value-type="string" office:string-value="1188" calcext:value-type="string">
            <text:p>1188</text:p>
          </table:table-cell>
          <table:table-cell table:number-columns-repeated="2"/>
          <table:table-cell table:formula="of:=[.G49]" office:value-type="string" office:string-value="1196" calcext:value-type="string">
            <text:p>1196</text:p>
          </table:table-cell>
          <table:table-cell table:number-columns-repeated="2"/>
          <table:table-cell table:formula="of:=[.J49]" office:value-type="string" office:string-value="11A4" calcext:value-type="string">
            <text:p>11A4</text:p>
          </table:table-cell>
          <table:table-cell table:number-columns-repeated="2"/>
          <table:table-cell table:style-name="ce59" table:formula="of:=[.M49]" office:value-type="string" office:string-value="11B2" calcext:value-type="string">
            <text:p>11B2</text:p>
          </table:table-cell>
          <table:table-cell table:number-columns-repeated="3"/>
        </table:table-row>
        <table:table-row table:style-name="ro1">
          <table:table-cell table:number-columns-repeated="3"/>
          <table:table-cell table:style-name="ce60" table:formula="of:=[.E41]" office:value-type="float" office:value="0" calcext:value-type="float">
            <text:p>0000</text:p>
          </table:table-cell>
          <table:table-cell table:number-columns-repeated="2"/>
          <table:table-cell table:style-name="ce60" table:formula="of:=[.H41]" office:value-type="float" office:value="0" calcext:value-type="float">
            <text:p>0000</text:p>
          </table:table-cell>
          <table:table-cell table:number-columns-repeated="2"/>
          <table:table-cell table:style-name="ce60" table:formula="of:=[.K41]" office:value-type="float" office:value="0" calcext:value-type="float">
            <text:p>0000</text:p>
          </table:table-cell>
          <table:table-cell table:number-columns-repeated="2"/>
          <table:table-cell table:style-name="ce60" table:formula="of:=[.N41]" office:value-type="float" office:value="0" calcext:value-type="float">
            <text:p>0000</text:p>
          </table:table-cell>
          <table:table-cell table:number-columns-repeated="3"/>
        </table:table-row>
        <table:table-row table:style-name="ro1">
          <table:table-cell table:number-columns-repeated="3"/>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3"/>
        </table:table-row>
        <table:table-row table:style-name="ro1">
          <table:table-cell table:number-columns-repeated="3"/>
          <table:table-cell table:style-name="ce56" table:formula="of:=[.M40]+14" office:value-type="float" office:value="4488" calcext:value-type="float">
            <text:p>4488</text:p>
          </table:table-cell>
          <table:table-cell table:number-columns-repeated="2"/>
          <table:table-cell table:style-name="ce56" table:formula="of:=[.D48]+14" office:value-type="float" office:value="4502" calcext:value-type="float">
            <text:p>4502</text:p>
          </table:table-cell>
          <table:table-cell table:number-columns-repeated="2"/>
          <table:table-cell table:style-name="ce56" table:formula="of:=[.G48]+14" office:value-type="float" office:value="4516" calcext:value-type="float">
            <text:p>4516</text:p>
          </table:table-cell>
          <table:table-cell table:number-columns-repeated="2"/>
          <table:table-cell table:style-name="ce56" table:formula="of:=[.J48]+14" office:value-type="float" office:value="4530" calcext:value-type="float">
            <text:p>4530</text:p>
          </table:table-cell>
          <table:table-cell table:number-columns-repeated="3"/>
        </table:table-row>
        <table:table-row table:style-name="ro1">
          <table:table-cell table:number-columns-repeated="3"/>
          <table:table-cell table:style-name="ce57" table:formula="of:=DEC2HEX([.D48])" office:value-type="string" office:string-value="1188" calcext:value-type="string">
            <text:p>1188</text:p>
          </table:table-cell>
          <table:table-cell table:number-columns-repeated="2"/>
          <table:table-cell table:style-name="ce57" table:formula="of:=DEC2HEX([.G48])" office:value-type="string" office:string-value="1196" calcext:value-type="string">
            <text:p>1196</text:p>
          </table:table-cell>
          <table:table-cell table:number-columns-repeated="2"/>
          <table:table-cell table:style-name="ce57" table:formula="of:=DEC2HEX([.J48])" office:value-type="string" office:string-value="11A4" calcext:value-type="string">
            <text:p>11A4</text:p>
          </table:table-cell>
          <table:table-cell table:number-columns-repeated="2"/>
          <table:table-cell table:style-name="ce57" table:formula="of:=DEC2HEX([.M48])" office:value-type="string" office:string-value="11B2" calcext:value-type="string">
            <text:p>11B2</text:p>
          </table:table-cell>
          <table:table-cell table:number-columns-repeated="3"/>
        </table:table-row>
        <table:table-row table:style-name="ro1">
          <table:table-cell table:number-columns-repeated="3"/>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3"/>
        </table:table-row>
        <table:table-row table:style-name="ro1">
          <table:table-cell table:number-columns-repeated="3"/>
          <table:table-cell table:formula="of:=[.D41]" office:value-type="string" office:string-value="1150" calcext:value-type="string">
            <text:p>1150</text:p>
          </table:table-cell>
          <table:table-cell table:number-columns-repeated="2"/>
          <table:table-cell table:formula="of:=[.G41]" office:value-type="string" office:string-value="115E" calcext:value-type="string">
            <text:p>115E</text:p>
          </table:table-cell>
          <table:table-cell table:number-columns-repeated="2"/>
          <table:table-cell table:formula="of:=[.J41]" office:value-type="string" office:string-value="116C" calcext:value-type="string">
            <text:p>116C</text:p>
          </table:table-cell>
          <table:table-cell table:number-columns-repeated="2"/>
          <table:table-cell table:style-name="ce59" table:formula="of:=[.M41]" office:value-type="string" office:string-value="117A" calcext:value-type="string">
            <text:p>117A</text:p>
          </table:table-cell>
          <table:table-cell table:number-columns-repeated="3"/>
        </table:table-row>
        <table:table-row table:style-name="ro1">
          <table:table-cell table:number-columns-repeated="3"/>
          <table:table-cell table:formula="of:=[.C49]" office:value-type="float" office:value="0" calcext:value-type="float">
            <text:p>0000</text:p>
          </table:table-cell>
          <table:table-cell table:number-columns-repeated="2"/>
          <table:table-cell table:formula="of:=[.F49]" office:value-type="float" office:value="0" calcext:value-type="float">
            <text:p>0000</text:p>
          </table:table-cell>
          <table:table-cell table:number-columns-repeated="2"/>
          <table:table-cell table:formula="of:=[.I49]" office:value-type="float" office:value="0" calcext:value-type="float">
            <text:p>0000</text:p>
          </table:table-cell>
          <table:table-cell table:number-columns-repeated="2"/>
          <table:table-cell table:style-name="ce59" table:formula="of:=[.L49]" office:value-type="float" office:value="0" calcext:value-type="float">
            <text:p>0000</text:p>
          </table:table-cell>
          <table:table-cell table:number-columns-repeated="3"/>
        </table:table-row>
        <table:table-row table:style-name="ro1">
          <table:table-cell table:number-columns-repeated="3"/>
          <table:table-cell table:formula="of:=[.D57]" office:value-type="float" office:value="0" calcext:value-type="float">
            <text:p>0000</text:p>
          </table:table-cell>
          <table:table-cell table:number-columns-repeated="2"/>
          <table:table-cell table:formula="of:=[.G57]" office:value-type="float" office:value="0" calcext:value-type="float">
            <text:p>0000</text:p>
          </table:table-cell>
          <table:table-cell table:number-columns-repeated="2"/>
          <table:table-cell table:formula="of:=[.J57]" office:value-type="float" office:value="0" calcext:value-type="float">
            <text:p>0000</text:p>
          </table:table-cell>
          <table:table-cell table:number-columns-repeated="2"/>
          <table:table-cell table:style-name="ce59" table:formula="of:=[.M57]" office:value-type="float" office:value="0" calcext:value-type="float">
            <text:p>0000</text:p>
          </table:table-cell>
          <table:table-cell table:number-columns-repeated="3"/>
        </table:table-row>
        <table:table-row table:style-name="ro1">
          <table:table-cell table:number-columns-repeated="3"/>
          <table:table-cell table:style-name="ce60" table:formula="of:=[.E49]" office:value-type="float" office:value="0" calcext:value-type="float">
            <text:p>0000</text:p>
          </table:table-cell>
          <table:table-cell table:number-columns-repeated="2"/>
          <table:table-cell table:style-name="ce60" table:formula="of:=[.H49]" office:value-type="float" office:value="0" calcext:value-type="float">
            <text:p>0000</text:p>
          </table:table-cell>
          <table:table-cell table:number-columns-repeated="2"/>
          <table:table-cell table:style-name="ce60" table:formula="of:=[.K49]" office:value-type="float" office:value="0" calcext:value-type="float">
            <text:p>0000</text:p>
          </table:table-cell>
          <table:table-cell table:number-columns-repeated="2"/>
          <table:table-cell table:style-name="ce60" table:formula="of:=[.N49]" office:value-type="float" office:value="0" calcext:value-type="float">
            <text:p>0000</text:p>
          </table:table-cell>
          <table:table-cell table:number-columns-repeated="3"/>
        </table:table-row>
        <table:table-row table:style-name="ro1">
          <table:table-cell table:number-columns-repeated="3"/>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3"/>
        </table:table-row>
        <table:table-row table:style-name="ro1" table:number-rows-repeated="3">
          <table:table-cell table:number-columns-repeated="2"/>
          <table:table-cell table:style-name="Default" table:number-columns-repeated="10"/>
          <table:table-cell/>
          <table:table-cell table:style-name="Default"/>
          <table:table-cell table:number-columns-repeated="2"/>
        </table:table-row>
        <table:table-row table:style-name="ro1">
          <table:table-cell table:number-columns-repeated="2"/>
          <table:table-cell table:style-name="ce9" office:value-type="float" office:value="0" calcext:value-type="float">
            <text:p>0</text:p>
          </table:table-cell>
          <table:table-cell table:style-name="ce90"/>
          <table:table-cell table:style-name="ce9" office:value-type="float" office:value="1" calcext:value-type="float">
            <text:p>1</text:p>
          </table:table-cell>
          <table:table-cell table:style-name="ce90"/>
          <table:table-cell table:style-name="ce9" office:value-type="string" calcext:value-type="string">
            <text:p>2-3</text:p>
          </table:table-cell>
          <table:table-cell table:style-name="ce9" office:value-type="string" calcext:value-type="string">
            <text:p>4-5</text:p>
          </table:table-cell>
          <table:table-cell table:style-name="ce9" office:value-type="string" calcext:value-type="string">
            <text:p>6-7</text:p>
          </table:table-cell>
          <table:table-cell table:style-name="ce9" office:value-type="string" calcext:value-type="string">
            <text:p>8-9</text:p>
          </table:table-cell>
          <table:table-cell table:style-name="ce9" office:value-type="string" calcext:value-type="string">
            <text:p>10-11</text:p>
          </table:table-cell>
          <table:table-cell table:style-name="ce90" office:value-type="string" calcext:value-type="string">
            <text:p>12-13</text:p>
          </table:table-cell>
          <table:table-cell/>
          <table:table-cell table:style-name="Default"/>
          <table:table-cell table:number-columns-repeated="2"/>
        </table:table-row>
        <table:table-row table:style-name="ro1">
          <table:table-cell table:number-columns-repeated="2"/>
          <table:table-cell table:style-name="ce9" office:value-type="string" calcext:value-type="string">
            <text:p>00000000</text:p>
          </table:table-cell>
          <table:table-cell table:style-name="ce90"/>
          <table:table-cell table:style-name="ce9" office:value-type="string" calcext:value-type="string">
            <text:p>00000000</text:p>
          </table:table-cell>
          <table:table-cell table:style-name="ce90"/>
          <table:table-cell table:style-name="ce9" office:value-type="string" calcext:value-type="string">
            <text:p>UP</text:p>
          </table:table-cell>
          <table:table-cell table:style-name="ce9" office:value-type="string" calcext:value-type="string">
            <text:p>LEFT</text:p>
          </table:table-cell>
          <table:table-cell table:style-name="ce9" office:value-type="string" calcext:value-type="string">
            <text:p>DOWN</text:p>
          </table:table-cell>
          <table:table-cell table:style-name="ce9" office:value-type="string" calcext:value-type="string">
            <text:p>RIGHT</text:p>
          </table:table-cell>
          <table:table-cell table:style-name="ce9" office:value-type="string" calcext:value-type="string">
            <text:p>Tilemap Location</text:p>
          </table:table-cell>
          <table:table-cell table:style-name="ce90" office:value-type="string" calcext:value-type="string">
            <text:p>Routine Location</text:p>
          </table:table-cell>
          <table:table-cell/>
          <table:table-cell table:style-name="Default"/>
          <table:table-cell table:number-columns-repeated="2"/>
        </table:table-row>
        <table:table-row table:style-name="ro1">
          <table:table-cell table:number-columns-repeated="2"/>
          <table:table-cell table:style-name="ce9"/>
          <table:table-cell table:style-name="ce90"/>
          <table:table-cell table:style-name="ce9" table:number-columns-repeated="6"/>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 - - - - X</text:p>
          </table:table-cell>
          <table:table-cell table:style-name="ce9" office:value-type="string" calcext:value-type="string">
            <text:p>UP?</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 - - - X -</text:p>
          </table:table-cell>
          <table:table-cell table:style-name="ce9" office:value-type="string" calcext:value-type="string">
            <text:p>LEF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 - - X - - </text:p>
          </table:table-cell>
          <table:table-cell table:style-name="ce9" office:value-type="string" calcext:value-type="string">
            <text:p>DOWN?</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 - X - - -</text:p>
          </table:table-cell>
          <table:table-cell table:style-name="ce9" office:value-type="string" calcext:value-type="string">
            <text:p>RIGH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 X - - - - </text:p>
          </table:table-cell>
          <table:table-cell table:style-name="ce9" office:value-type="string" calcext:value-type="string">
            <text:p>Cursor?</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row table:style-name="ro1">
          <table:table-cell table:number-columns-repeated="2"/>
          <table:table-cell table:style-name="ce9" office:value-type="string" calcext:value-type="string">
            <text:p>- - X - - - - - </text:p>
          </table:table-cell>
          <table:table-cell table:style-name="ce9" office:value-type="string" calcext:value-type="string">
            <text:p>Active?</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9">00/00/0000</text:date>, <text:time style:data-style-name="N2" text:time-value="11:17:21.7873454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8-29T11:38:26.013085714</dc:date>
    <meta:editing-duration>PT2H31M29S</meta:editing-duration>
    <meta:editing-cycles>33</meta:editing-cycles>
    <meta:generator>LibreOffice/6.2.6.2$Linux_X86_64 LibreOffice_project/20$Build-2</meta:generator>
    <meta:document-statistic meta:table-count="3" meta:cell-count="925" meta:object-count="0"/>
  </office:meta>
</office:document-meta>
</file>